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loext:graphic-properties draw:fill="solid" draw:fill-color="#ffffff"/>
      <style:paragraph-properties fo:background-color="#ffffff"/>
      <style:text-properties fo:color="#000000" style:font-name="Helvetica" fo:language="smn" fo:country="FI" style:font-name-complex="Helvetica1"/>
    </style:style>
    <style:style style:name="P2" style:family="paragraph" style:parent-style-name="Heading_20_1">
      <loext:graphic-properties draw:fill="solid" draw:fill-color="#ffffff"/>
      <style:paragraph-properties fo:background-color="#ffffff"/>
    </style:style>
    <style:style style:name="P3" style:family="paragraph" style:parent-style-name="Heading_20_4">
      <loext:graphic-properties draw:fill="solid" draw:fill-color="#ffffff"/>
      <style:paragraph-properties fo:margin-top="0cm" fo:margin-bottom="0cm" loext:contextual-spacing="false" fo:background-color="#ffffff"/>
    </style:style>
    <style:style style:name="P4" style:family="paragraph" style:parent-style-name="Heading_20_4">
      <loext:graphic-properties draw:fill="solid" draw:fill-color="#ffffff"/>
      <style:paragraph-properties fo:margin-top="0cm" fo:margin-bottom="0cm" loext:contextual-spacing="false" fo:background-color="#ffffff"/>
      <style:text-properties fo:color="#444444" style:font-name="Helvetica" fo:font-size="14pt" fo:language="smn" fo:country="FI" style:font-size-asian="14pt" style:font-name-complex="Helvetica1" style:font-size-complex="14pt"/>
    </style:style>
    <style:style style:name="P5" style:family="paragraph" style:parent-style-name="Heading_20_4">
      <loext:graphic-properties draw:fill="solid" draw:fill-color="#ffffff"/>
      <style:paragraph-properties fo:margin-top="0cm" fo:margin-bottom="0cm" loext:contextual-spacing="false" fo:background-color="#ffffff"/>
      <style:text-properties fo:color="#444444" style:font-name="Helvetica" fo:font-size="14pt" fo:language="smn" fo:country="FI" fo:font-weight="normal" style:font-size-asian="14pt" style:font-weight-asian="normal" style:font-name-complex="Helvetica1" style:font-size-complex="14pt" style:font-weight-complex="normal"/>
    </style:style>
    <style:style style:name="P6" style:family="paragraph" style:parent-style-name="Heading_20_4">
      <loext:graphic-properties draw:fill="solid" draw:fill-color="#ffffff"/>
      <style:paragraph-properties fo:margin-top="0cm" fo:margin-bottom="0cm" loext:contextual-spacing="false" fo:background-color="#ffffff"/>
      <style:text-properties fo:color="#3c3c3c" style:font-name="Helvetica" fo:font-size="14pt" fo:language="smn" fo:country="FI" fo:background-color="#ffffff" style:font-size-asian="14pt" style:font-name-complex="Helvetica1" style:font-size-complex="14pt"/>
    </style:style>
    <style:style style:name="P7" style:family="paragraph" style:parent-style-name="Heading_20_4">
      <loext:graphic-properties draw:fill="solid" draw:fill-color="#ffffff"/>
      <style:paragraph-properties fo:margin-top="0cm" fo:margin-bottom="0cm" loext:contextual-spacing="false" fo:background-color="#ffffff"/>
      <style:text-properties style:font-name="Helvetica" fo:font-size="14pt" fo:language="smn" fo:country="FI" fo:font-weight="normal" fo:background-color="#ffffff" style:font-size-asian="14pt" style:font-weight-asian="normal" style:font-name-complex="Helvetica1" style:font-size-complex="14pt" style:font-weight-complex="normal"/>
    </style:style>
    <style:style style:name="P8" style:family="paragraph" style:parent-style-name="Standard">
      <style:text-properties fo:language="smn" fo:country="FI"/>
    </style:style>
    <style:style style:name="P9" style:family="paragraph" style:parent-style-name="Standard">
      <style:text-properties fo:color="#ff0000" style:font-name="Helvetica" fo:font-size="16pt" fo:language="smn" fo:country="FI" style:font-size-asian="16pt" style:font-name-complex="Helvetica1" style:font-size-complex="16pt"/>
    </style:style>
    <style:style style:name="P10" style:family="paragraph" style:parent-style-name="Standard">
      <style:text-properties style:font-name="Helvetica" fo:font-size="24pt" fo:language="smn" fo:country="FI" style:font-size-asian="24pt" style:font-name-complex="Helvetica1" style:font-size-complex="24pt"/>
    </style:style>
    <style:style style:name="P11" style:family="paragraph" style:parent-style-name="Standard">
      <style:text-properties style:font-name="Helvetica" fo:font-size="24pt" fo:language="smn" fo:country="FI" style:text-underline-style="solid" style:text-underline-width="auto" style:text-underline-color="font-color" fo:font-weight="bold" style:font-size-asian="24pt" style:font-weight-asian="bold" style:font-name-complex="Helvetica1" style:font-size-complex="24pt" style:font-weight-complex="bold"/>
    </style:style>
    <style:style style:name="P12" style:family="paragraph" style:parent-style-name="Standard">
      <style:text-properties style:font-name="Helvetica" fo:font-size="14pt" fo:language="smn" fo:country="FI" style:font-size-asian="14pt" style:font-name-complex="Helvetica1" style:font-size-complex="14pt"/>
    </style:style>
    <style:style style:name="P13" style:family="paragraph" style:parent-style-name="Standard">
      <style:text-properties style:font-name="Helvetica" fo:font-size="14pt" fo:language="smn" fo:country="FI" fo:font-weight="bold" style:font-size-asian="14pt" style:font-weight-asian="bold" style:font-name-complex="Helvetica1" style:font-size-complex="14pt" style:font-weight-complex="bold"/>
    </style:style>
    <style:style style:name="P14" style:family="paragraph" style:parent-style-name="Standard">
      <style:text-properties style:font-name="Helvetica" fo:font-size="14pt" fo:language="smn" fo:country="FI" fo:background-color="#ffffff" style:font-size-asian="14pt" style:font-name-complex="Helvetica1" style:font-size-complex="14pt"/>
    </style:style>
    <style:style style:name="P15" style:family="paragraph" style:parent-style-name="Standard">
      <style:text-properties fo:color="#444444" style:font-name="Helvetica" fo:font-size="14pt" fo:language="smn" fo:country="FI" style:font-size-asian="14pt" style:font-name-complex="Helvetica1" style:font-size-complex="14pt"/>
    </style:style>
    <style:style style:name="P16" style:family="paragraph" style:parent-style-name="Standard">
      <style:text-properties fo:color="#444444" style:font-name="Helvetica" fo:font-size="14pt" fo:language="smn" fo:country="FI" fo:font-weight="bold" style:font-name-asian="Times New Roman1" style:font-size-asian="14pt" style:language-asian="fi" style:country-asian="FI" style:font-weight-asian="bold" style:font-name-complex="Helvetica1" style:font-size-complex="14pt" style:font-weight-complex="bold"/>
    </style:style>
    <style:style style:name="P17" style:family="paragraph" style:parent-style-name="Standard">
      <style:text-properties fo:color="#3c3c3c" style:font-name="Helvetica" fo:font-size="14pt" fo:language="smn" fo:country="FI" fo:background-color="#ffffff" style:font-size-asian="14pt" style:font-name-complex="Helvetica1" style:font-size-complex="14pt"/>
    </style:style>
    <style:style style:name="P18" style:family="paragraph" style:parent-style-name="Standard">
      <loext:graphic-properties draw:fill="solid" draw:fill-color="#ffffff"/>
      <style:paragraph-properties fo:background-color="#ffffff"/>
      <style:text-properties fo:color="#3c3c3c" style:font-name="Helvetica" fo:font-size="14pt" fo:language="smn" fo:country="FI" fo:background-color="#ffffff" style:font-size-asian="14pt" style:font-name-complex="Helvetica1" style:font-size-complex="14pt"/>
    </style:style>
    <style:style style:name="P19" style:family="paragraph" style:parent-style-name="Standard">
      <loext:graphic-properties draw:fill="solid" draw:fill-color="#ffffff"/>
      <style:paragraph-properties fo:background-color="#ffffff"/>
      <style:text-properties fo:color="#3c3c3c" style:font-name="Helvetica" fo:font-size="15pt" fo:language="smn" fo:country="FI" fo:background-color="#ffffff" style:font-size-asian="15pt" style:font-name-complex="Helvetica1" style:font-size-complex="15pt"/>
    </style:style>
    <style:style style:name="P20" style:family="paragraph" style:parent-style-name="Standard">
      <loext:graphic-properties draw:fill="solid" draw:fill-color="#ffffff"/>
      <style:paragraph-properties fo:background-color="#ffffff"/>
      <style:text-properties fo:color="#4caf50" style:font-name="Helvetica" fo:font-size="14pt" fo:language="smn" fo:country="FI" fo:font-weight="bold" style:font-size-asian="14pt" style:font-weight-asian="bold" style:font-name-complex="Helvetica1" style:font-size-complex="14pt" style:font-weight-complex="bold"/>
    </style:style>
    <style:style style:name="P21" style:family="paragraph" style:parent-style-name="Standard">
      <loext:graphic-properties draw:fill="solid" draw:fill-color="#ffffff"/>
      <style:paragraph-properties fo:background-color="#ffffff"/>
    </style:style>
    <style:style style:name="P22" style:family="paragraph" style:parent-style-name="Standard">
      <style:text-properties fo:font-size="14pt" fo:language="smn" fo:country="FI" style:font-size-asian="14pt" style:font-size-complex="14pt"/>
    </style:style>
    <style:style style:name="P23" style:family="paragraph" style:parent-style-name="Standard">
      <style:text-properties fo:font-size="14pt" fo:language="smn" fo:country="FI" fo:font-weight="bold" style:font-size-asian="14pt" style:font-weight-asian="bold" style:font-size-complex="14pt" style:font-weight-complex="bold"/>
    </style:style>
    <style:style style:name="P24" style:family="paragraph" style:parent-style-name="Standard">
      <style:text-properties fo:font-size="12pt" fo:language="smn" fo:country="FI" style:font-size-asian="12pt" style:font-size-complex="12pt"/>
    </style:style>
    <style:style style:name="P25" style:family="paragraph" style:parent-style-name="Standard">
      <style:text-properties fo:font-size="20pt" fo:language="smn" fo:country="FI" style:font-size-asian="20pt" style:font-size-complex="20pt"/>
    </style:style>
    <style:style style:name="P26" style:family="paragraph" style:parent-style-name="Standard" style:list-style-name="" style:master-page-name="Standard">
      <loext:graphic-properties draw:fill="solid" draw:fill-color="#ffffff"/>
      <style:paragraph-properties fo:margin-top="0cm" fo:margin-bottom="0.494cm" loext:contextual-spacing="false" fo:line-height="100%" style:page-number="auto" fo:background-color="#ffffff"/>
    </style:style>
    <style:style style:name="P27" style:family="paragraph" style:parent-style-name="Standard">
      <loext:graphic-properties draw:fill="solid" draw:fill-color="#ffffff"/>
      <style:paragraph-properties fo:margin-top="0.494cm" fo:margin-bottom="0.494cm" loext:contextual-spacing="false" fo:line-height="100%" fo:background-color="#ffffff"/>
    </style:style>
    <style:style style:name="P28" style:family="paragraph" style:parent-style-name="Standard">
      <loext:graphic-properties draw:fill="solid" draw:fill-color="#ffffff"/>
      <style:paragraph-properties fo:margin-top="0.494cm" fo:margin-bottom="0.494cm" loext:contextual-spacing="false" fo:line-height="100%" fo:background-color="#ffffff"/>
      <style:text-properties fo:font-size="12pt" fo:language="smn" fo:country="FI" fo:font-weight="bold" style:font-size-asian="12pt" style:font-weight-asian="bold" style:font-name-complex="Helvetica1" style:font-size-complex="12pt" style:font-weight-complex="bold"/>
    </style:style>
    <style:style style:name="P29" style:family="paragraph" style:parent-style-name="Standard">
      <loext:graphic-properties draw:fill="solid" draw:fill-color="#ffffff"/>
      <style:paragraph-properties fo:margin-top="0cm" fo:margin-bottom="0cm" loext:contextual-spacing="false" fo:line-height="100%" fo:background-color="#ffffff"/>
    </style:style>
    <style:style style:name="P30" style:family="paragraph" style:parent-style-name="Standard" style:list-style-name="">
      <loext:graphic-properties draw:fill="solid" draw:fill-color="#ffffff"/>
      <style:paragraph-properties fo:margin-top="0cm" fo:margin-bottom="0cm" loext:contextual-spacing="false" fo:line-height="100%" fo:background-color="#ffffff"/>
    </style:style>
    <style:style style:name="P31" style:family="paragraph" style:parent-style-name="Standard">
      <loext:graphic-properties draw:fill="solid" draw:fill-color="#ffffff"/>
      <style:paragraph-properties fo:margin-top="0cm" fo:margin-bottom="0cm" loext:contextual-spacing="false" fo:line-height="100%" fo:background-color="#ffffff"/>
      <style:text-properties fo:color="#f44336" style:font-name="Helvetica" fo:font-size="15pt" fo:language="smn" fo:country="FI" style:font-name-asian="Times New Roman1" style:font-size-asian="15pt" style:language-asian="fi" style:country-asian="FI" style:font-name-complex="Helvetica1" style:font-size-complex="15pt"/>
    </style:style>
    <style:style style:name="P32" style:family="paragraph" style:parent-style-name="Standard">
      <loext:graphic-properties draw:fill="solid" draw:fill-color="#ffffff"/>
      <style:paragraph-properties fo:margin-top="0cm" fo:margin-bottom="0cm" loext:contextual-spacing="false" fo:line-height="100%" fo:background-color="#ffffff"/>
      <style:text-properties fo:color="#f44336" style:font-name="Helvetica" fo:font-size="15pt" fo:language="smn" fo:country="FI" fo:font-weight="bold" style:font-name-asian="Times New Roman1" style:font-size-asian="15pt" style:language-asian="fi" style:country-asian="FI" style:font-weight-asian="bold" style:font-name-complex="Helvetica1" style:font-size-complex="15pt" style:font-weight-complex="bold"/>
    </style:style>
    <style:style style:name="P33" style:family="paragraph" style:parent-style-name="Standard">
      <loext:graphic-properties draw:fill="solid" draw:fill-color="#ffffff"/>
      <style:paragraph-properties fo:margin-top="0cm" fo:margin-bottom="0cm" loext:contextual-spacing="false" fo:line-height="100%" fo:background-color="#ffffff"/>
      <style:text-properties fo:color="#3c3c3c" style:font-name="Helvetica" fo:font-size="14pt" fo:language="smn" fo:country="FI" style:font-name-asian="Times New Roman1" style:font-size-asian="14pt" style:language-asian="fi" style:country-asian="FI" style:font-name-complex="Helvetica1" style:font-size-complex="14pt"/>
    </style:style>
    <style:style style:name="P34" style:family="paragraph" style:parent-style-name="Standard">
      <loext:graphic-properties draw:fill="solid" draw:fill-color="#ffffff"/>
      <style:paragraph-properties fo:margin-top="0cm" fo:margin-bottom="0cm" loext:contextual-spacing="false" fo:line-height="100%" fo:background-color="#ffffff"/>
      <style:text-properties fo:color="#3c3c3c" style:font-name="Helvetica" fo:font-size="14pt" fo:language="smn" fo:country="FI" fo:background-color="#ffffff" style:font-size-asian="14pt" style:font-name-complex="Helvetica1" style:font-size-complex="14pt"/>
    </style:style>
    <style:style style:name="P35" style:family="paragraph" style:parent-style-name="Standard">
      <loext:graphic-properties draw:fill="solid" draw:fill-color="#ffffff"/>
      <style:paragraph-properties fo:margin-top="0cm" fo:margin-bottom="0cm" loext:contextual-spacing="false" fo:line-height="100%" fo:background-color="#ffffff"/>
      <style:text-properties fo:color="#444444" style:font-name="Helvetica" fo:font-size="14pt" fo:language="smn" fo:country="FI" fo:font-weight="bold" style:font-name-asian="Times New Roman1" style:font-size-asian="14pt" style:language-asian="fi" style:country-asian="FI" style:font-weight-asian="bold" style:font-name-complex="Helvetica1" style:font-size-complex="14pt" style:font-weight-complex="bold"/>
    </style:style>
    <style:style style:name="P36" style:family="paragraph" style:parent-style-name="Standard">
      <loext:graphic-properties draw:fill="solid" draw:fill-color="#ffffff"/>
      <style:paragraph-properties fo:margin-top="0cm" fo:margin-bottom="0cm" loext:contextual-spacing="false" fo:line-height="100%" fo:background-color="#ffffff"/>
      <style:text-properties fo:font-size="14pt" fo:language="smn" fo:country="FI" style:font-size-asian="14pt" style:font-size-complex="14pt"/>
    </style:style>
    <style:style style:name="P37" style:family="paragraph" style:parent-style-name="wq_5f_questionexplanationtext">
      <loext:graphic-properties draw:fill="solid" draw:fill-color="#ffffff"/>
      <style:paragraph-properties fo:margin-top="0cm" fo:margin-bottom="0cm" loext:contextual-spacing="false" fo:background-color="#ffffff"/>
    </style:style>
    <style:style style:name="P38" style:family="paragraph" style:parent-style-name="wq_5f_questionexplanationtext">
      <loext:graphic-properties draw:fill="solid" draw:fill-color="#ffffff"/>
      <style:paragraph-properties fo:margin-top="0cm" fo:margin-bottom="0cm" loext:contextual-spacing="false" fo:background-color="#ffffff"/>
      <style:text-properties fo:color="#3c3c3c" style:font-name="Helvetica" fo:font-size="14pt" fo:language="smn" fo:country="FI" style:font-size-asian="14pt" style:font-name-complex="Helvetica1" style:font-size-complex="14pt"/>
    </style:style>
    <style:style style:name="P39" style:family="paragraph" style:parent-style-name="wq_5f_questionexplanationtext">
      <loext:graphic-properties draw:fill="solid" draw:fill-color="#ffffff"/>
      <style:paragraph-properties fo:margin-top="0cm" fo:margin-bottom="0cm" loext:contextual-spacing="false" fo:background-color="#ffffff"/>
      <style:text-properties fo:color="#3c3c3c" style:font-name="Helvetica" fo:font-size="14pt" fo:language="smn" fo:country="FI" fo:background-color="#ffffff" style:font-size-asian="14pt" style:font-name-complex="Helvetica1" style:font-size-complex="14pt"/>
    </style:style>
    <style:style style:name="P40" style:family="paragraph" style:parent-style-name="wq_5f_questionexplanationtext">
      <loext:graphic-properties draw:fill="solid" draw:fill-color="#ffffff"/>
      <style:paragraph-properties fo:margin-top="0cm" fo:margin-bottom="0cm" loext:contextual-spacing="false" fo:background-color="#ffffff"/>
      <style:text-properties fo:color="#3c3c3c" style:font-name="Helvetica" fo:font-size="14pt" fo:language="smn" fo:country="FI" fo:font-weight="bold" style:font-size-asian="14pt" style:font-weight-asian="bold" style:font-name-complex="Helvetica1" style:font-size-complex="14pt" style:font-weight-complex="bold"/>
    </style:style>
    <style:style style:name="P41" style:family="paragraph" style:parent-style-name="wq_5f_questionexplanationtext">
      <loext:graphic-properties draw:fill="solid" draw:fill-color="#ffffff"/>
      <style:paragraph-properties fo:margin-top="0cm" fo:margin-bottom="0cm" loext:contextual-spacing="false" fo:background-color="#ffffff"/>
      <style:text-properties fo:color="#3c3c3c" style:font-name="Helvetica" fo:font-size="15pt" fo:language="smn" fo:country="FI" style:font-size-asian="15pt" style:font-name-complex="Helvetica1" style:font-size-complex="15pt"/>
    </style:style>
    <style:style style:name="P42" style:family="paragraph" style:parent-style-name="wq_5f_questionexplanationtext">
      <loext:graphic-properties draw:fill="solid" draw:fill-color="#ffffff"/>
      <style:paragraph-properties fo:margin-top="0cm" fo:margin-bottom="0cm" loext:contextual-spacing="false" fo:background-color="#ffffff"/>
      <style:text-properties fo:color="#444444" style:font-name="Helvetica" fo:font-size="14pt" fo:language="smn" fo:country="FI" fo:font-weight="bold" style:font-size-asian="14pt" style:font-weight-asian="bold" style:font-name-complex="Helvetica1" style:font-size-complex="14pt" style:font-weight-complex="bold"/>
    </style:style>
    <style:style style:name="P43" style:family="paragraph" style:parent-style-name="wq_5f_questionexplanationtext">
      <loext:graphic-properties draw:fill="solid" draw:fill-color="#ffffff"/>
      <style:paragraph-properties fo:margin-top="0cm" fo:margin-bottom="0cm" loext:contextual-spacing="false" fo:background-color="#ffffff"/>
      <style:text-properties style:font-name="Helvetica" fo:font-size="14pt" fo:language="smn" fo:country="FI" style:font-size-asian="14pt" style:font-name-complex="Helvetica1" style:font-size-complex="14pt"/>
    </style:style>
    <style:style style:name="P44" style:family="paragraph" style:parent-style-name="wq_5f_questionexplanationtext">
      <loext:graphic-properties draw:fill="solid" draw:fill-color="#ffffff"/>
      <style:paragraph-properties fo:margin-top="0cm" fo:margin-bottom="0cm" loext:contextual-spacing="false" fo:background-color="#ffffff"/>
      <style:text-properties style:font-name="Helvetica" fo:font-size="14pt" fo:language="smn" fo:country="FI" fo:font-weight="bold" style:font-size-asian="14pt" style:font-weight-asian="bold" style:font-name-complex="Helvetica1" style:font-size-complex="14pt" style:font-weight-complex="bold"/>
    </style:style>
    <style:style style:name="P45" style:family="paragraph" style:parent-style-name="wq_5f_questionexplanationtext">
      <loext:graphic-properties draw:fill="solid" draw:fill-color="#ffffff"/>
      <style:paragraph-properties fo:margin-top="0cm" fo:margin-bottom="0cm" loext:contextual-spacing="false" fo:background-color="#ffffff"/>
      <style:text-properties fo:color="#ff0000" style:font-name="Helvetica" fo:font-size="14pt" fo:language="smn" fo:country="FI" style:font-size-asian="14pt" style:font-name-complex="Helvetica1" style:font-size-complex="14pt"/>
    </style:style>
    <style:style style:name="P46" style:family="paragraph" style:parent-style-name="wq_5f_questionexplanationtext">
      <loext:graphic-properties draw:fill="solid" draw:fill-color="#ffffff"/>
      <style:paragraph-properties fo:margin-top="0cm" fo:margin-bottom="0cm" loext:contextual-spacing="false" fo:background-color="#ffffff"/>
      <style:text-properties fo:color="#4caf50" style:font-name="Helvetica" fo:font-size="14pt" fo:language="smn" fo:country="FI" fo:font-weight="bold" style:font-name-asian="Calibri1" style:font-size-asian="14pt" style:language-asian="en" style:country-asian="US" style:font-weight-asian="bold" style:font-name-complex="Helvetica1" style:font-size-complex="14pt" style:font-weight-complex="bold"/>
    </style:style>
    <style:style style:name="T1" style:family="text">
      <style:text-properties fo:color="#000000" fo:font-size="34.5pt" fo:language="smn" fo:country="FI" fo:font-weight="bold" style:letter-kerning="true" style:font-name-asian="Times New Roman1" style:font-size-asian="34.5pt" style:language-asian="fi" style:country-asian="FI" style:font-weight-asian="bold" style:font-name-complex="Helvetica1" style:font-size-complex="34.5pt" style:font-weight-complex="bold"/>
    </style:style>
    <style:style style:name="T2" style:family="text">
      <style:text-properties fo:color="#000000" style:font-name="Helvetica" fo:language="smn" fo:country="FI" style:text-underline-style="solid" style:text-underline-width="auto" style:text-underline-color="font-color" style:font-name-complex="Helvetica1"/>
    </style:style>
    <style:style style:name="T3" style:family="text">
      <style:text-properties fo:color="#000000" style:font-name="Helvetica" fo:font-size="20pt" fo:language="smn" fo:country="FI" style:text-underline-style="solid" style:text-underline-width="auto" style:text-underline-color="font-color" fo:font-weight="bold" style:font-size-asian="20pt" style:font-weight-asian="bold" style:font-name-complex="Helvetica1" style:font-size-complex="20pt" style:font-weight-complex="bold"/>
    </style:style>
    <style:style style:name="T4" style:family="text">
      <style:text-properties fo:color="#000000" style:font-name="Helvetica" fo:font-size="20pt" fo:language="smn" fo:country="FI" style:text-underline-style="solid" style:text-underline-width="auto" style:text-underline-color="font-color" style:font-size-asian="20pt" style:font-name-complex="Helvetica1" style:font-size-complex="20pt"/>
    </style:style>
    <style:style style:name="T5" style:family="text">
      <style:text-properties fo:color="#3c3c3c" fo:font-size="12pt" fo:language="smn" fo:country="FI" style:font-name-asian="Times New Roman1" style:font-size-asian="12pt" style:language-asian="fi" style:country-asian="FI" style:font-name-complex="Helvetica1" style:font-size-complex="12pt"/>
    </style:style>
    <style:style style:name="T6" style:family="text">
      <style:text-properties fo:color="#3c3c3c" style:font-name="Helvetica" fo:font-size="15pt" fo:language="smn" fo:country="FI" style:font-name-asian="Times New Roman1" style:font-size-asian="15pt" style:language-asian="fi" style:country-asian="FI" style:font-name-complex="Helvetica1" style:font-size-complex="15pt"/>
    </style:style>
    <style:style style:name="T7" style:family="text">
      <style:text-properties fo:color="#3c3c3c" style:font-name="Helvetica" fo:font-size="14pt" fo:language="smn" fo:country="FI" style:font-name-asian="Times New Roman1" style:font-size-asian="14pt" style:language-asian="fi" style:country-asian="FI" style:font-name-complex="Helvetica1" style:font-size-complex="14pt"/>
    </style:style>
    <style:style style:name="T8" style:family="text">
      <style:text-properties fo:color="#3c3c3c" style:font-name="Helvetica" fo:font-size="14pt" fo:language="smn" fo:country="FI" fo:font-weight="normal" fo:background-color="#ffffff" loext:char-shading-value="0" style:font-size-asian="14pt" style:font-weight-asian="normal" style:font-name-complex="Helvetica1" style:font-size-complex="14pt" style:font-weight-complex="normal"/>
    </style:style>
    <style:style style:name="T9" style:family="text">
      <style:text-properties fo:color="#3c3c3c" style:font-name="Helvetica" fo:font-size="14pt" fo:language="smn" fo:country="FI" fo:background-color="#ffffff" loext:char-shading-value="0" style:font-size-asian="14pt" style:font-name-complex="Helvetica1" style:font-size-complex="14pt"/>
    </style:style>
    <style:style style:name="T10" style:family="text">
      <style:text-properties fo:color="#3c3c3c" style:font-name="Helvetica" fo:font-size="14pt" fo:language="smn" fo:country="FI" style:font-size-asian="14pt" style:font-name-complex="Helvetica1" style:font-size-complex="14pt"/>
    </style:style>
    <style:style style:name="T11" style:family="text">
      <style:text-properties fo:color="#3c3c3c" style:font-name="Helvetica" fo:font-size="14pt" fo:language="smn" fo:country="FI" fo:font-weight="bold" fo:background-color="#ffffff" loext:char-shading-value="0" style:font-size-asian="14pt" style:font-weight-asian="bold" style:font-name-complex="Helvetica1" style:font-size-complex="14pt" style:font-weight-complex="bold"/>
    </style:style>
    <style:style style:name="T12" style:family="text">
      <style:text-properties fo:color="#3c3c3c" style:font-name="Helvetica" fo:font-size="22pt" fo:language="smn" fo:country="FI" style:text-underline-style="solid" style:text-underline-width="auto" style:text-underline-color="font-color" fo:font-weight="bold" style:font-size-asian="22pt" style:font-weight-asian="bold" style:font-name-complex="Helvetica1" style:font-size-complex="22pt" style:font-weight-complex="bold"/>
    </style:style>
    <style:style style:name="T13" style:family="text">
      <style:text-properties fo:font-size="12pt" fo:language="smn" fo:country="FI" style:font-size-asian="12pt" style:font-name-complex="Helvetica1" style:font-size-complex="12pt"/>
    </style:style>
    <style:style style:name="T14" style:family="text">
      <style:text-properties fo:font-size="12pt" fo:language="smn" fo:country="FI" fo:font-weight="bold" style:font-size-asian="12pt" style:font-weight-asian="bold" style:font-name-complex="Helvetica1" style:font-size-complex="12pt" style:font-weight-complex="bold"/>
    </style:style>
    <style:style style:name="T15" style:family="text">
      <style:text-properties fo:color="#444444" style:font-name="Helvetica" fo:font-size="14pt" fo:language="smn" fo:country="FI" style:font-size-asian="14pt" style:font-name-complex="Helvetica1" style:font-size-complex="14pt"/>
    </style:style>
    <style:style style:name="T16" style:family="text">
      <style:text-properties fo:color="#444444" style:font-name="Helvetica" fo:font-size="14pt" fo:language="smn" fo:country="FI" fo:font-weight="normal" style:font-size-asian="14pt" style:font-weight-asian="normal" style:font-name-complex="Helvetica1" style:font-size-complex="14pt" style:font-weight-complex="normal"/>
    </style:style>
    <style:style style:name="T17" style:family="text">
      <style:text-properties fo:color="#444444" style:font-name="Helvetica" fo:font-size="14pt" fo:language="smn" fo:country="FI" fo:font-weight="normal" fo:background-color="#ffffff" loext:char-shading-value="0" style:font-size-asian="14pt" style:font-weight-asian="normal" style:font-name-complex="Helvetica1" style:font-size-complex="14pt" style:font-weight-complex="normal"/>
    </style:style>
    <style:style style:name="T18" style:family="text">
      <style:text-properties fo:color="#444444" style:font-name="Helvetica" fo:font-size="14pt" fo:language="smn" fo:country="FI" style:font-name-asian="Times New Roman1" style:font-size-asian="14pt" style:language-asian="fi" style:country-asian="FI" style:font-name-complex="Helvetica1" style:font-size-complex="14pt"/>
    </style:style>
    <style:style style:name="T19" style:family="text">
      <style:text-properties fo:color="#444444" style:font-name="Helvetica" fo:font-size="14pt" fo:language="smn" fo:country="FI" fo:font-weight="bold" style:font-size-asian="14pt" style:font-weight-asian="bold" style:font-name-complex="Helvetica1" style:font-size-complex="14pt" style:font-weight-complex="bold"/>
    </style:style>
    <style:style style:name="T20" style:family="text">
      <style:text-properties fo:color="#444444" style:font-name="Helvetica" fo:font-size="14pt" fo:language="smn" fo:country="FI" fo:font-weight="bold" style:font-name-asian="Times New Roman1" style:font-size-asian="14pt" style:language-asian="fi" style:country-asian="FI" style:font-weight-asian="bold" style:font-name-complex="Helvetica1" style:font-size-complex="14pt" style:font-weight-complex="bold"/>
    </style:style>
    <style:style style:name="T21" style:family="text">
      <style:text-properties style:font-name="Helvetica" fo:font-size="14pt" fo:language="smn" fo:country="FI" style:font-name-asian="Times New Roman1" style:font-size-asian="14pt" style:language-asian="fi" style:country-asian="FI" style:font-name-complex="Helvetica1" style:font-size-complex="14pt"/>
    </style:style>
    <style:style style:name="T22" style:family="text">
      <style:text-properties style:font-name="Helvetica" fo:font-size="14pt" fo:language="smn" fo:country="FI" fo:font-weight="normal" fo:background-color="#ffffff" loext:char-shading-value="0" style:font-size-asian="14pt" style:font-weight-asian="normal" style:font-name-complex="Helvetica1" style:font-size-complex="14pt" style:font-weight-complex="normal"/>
    </style:style>
    <style:style style:name="T23" style:family="text">
      <style:text-properties style:font-name="Helvetica" fo:font-size="14pt" fo:language="smn" fo:country="FI" fo:font-weight="normal" style:font-size-asian="14pt" style:font-weight-asian="normal" style:font-name-complex="Helvetica1" style:font-size-complex="14pt" style:font-weight-complex="normal"/>
    </style:style>
    <style:style style:name="T24" style:family="text">
      <style:text-properties style:font-name="Helvetica" fo:font-size="14pt" fo:language="smn" fo:country="FI" style:font-size-asian="14pt" style:font-name-complex="Helvetica1" style:font-size-complex="14pt"/>
    </style:style>
    <style:style style:name="T25" style:family="text">
      <style:text-properties style:font-name="Helvetica" fo:font-size="14pt" fo:language="smn" fo:country="FI" fo:background-color="#ffffff" loext:char-shading-value="0" style:font-size-asian="14pt" style:font-name-complex="Helvetica1" style:font-size-complex="14pt"/>
    </style:style>
    <style:style style:name="T26" style:family="text">
      <style:text-properties style:font-name="Helvetica" fo:font-size="24pt" fo:language="smn" fo:country="FI" style:text-underline-style="solid" style:text-underline-width="auto" style:text-underline-color="font-color" style:font-size-asian="24pt" style:font-name-complex="Helvetica1" style:font-size-complex="24pt"/>
    </style:style>
    <style:style style:name="T27" style:family="text">
      <style:text-properties style:font-name="Helvetica" fo:font-size="24pt" fo:language="smn" fo:country="FI" style:text-underline-style="solid" style:text-underline-width="auto" style:text-underline-color="font-color" fo:font-weight="bold" style:font-size-asian="24pt" style:font-weight-asian="bold" style:font-name-complex="Helvetica1" style:font-size-complex="24pt" style:font-weight-complex="bold"/>
    </style:style>
    <style:style style:name="T28" style:family="text">
      <style:text-properties style:font-name="Helvetica" fo:font-size="24pt" fo:language="smn" fo:country="FI" style:font-size-asian="24pt" style:font-name-complex="Helvetica1" style:font-size-complex="24pt"/>
    </style:style>
    <style:style style:name="T29" style:family="text">
      <style:text-properties fo:color="#ff0000" style:font-name="Helvetica" fo:font-size="14pt" fo:language="smn" fo:country="FI" style:font-size-asian="14pt" style:font-name-complex="Helvetica1" style:font-size-complex="14pt"/>
    </style:style>
    <style:style style:name="T30" style:family="text">
      <style:text-properties fo:color="#4caf50" style:font-name="Helvetica" fo:font-size="14pt" fo:language="smn" fo:country="FI" fo:font-weight="bold" style:font-size-asian="14pt" style:font-weight-asian="bold" style:font-name-complex="Helvetica1" style:font-size-complex="14pt" style:font-weight-complex="bold"/>
    </style:style>
    <style:style style:name="T31" style:family="text">
      <style:text-properties fo:language="smn" fo:country="FI"/>
    </style:style>
    <style:style style:name="T32" style:family="text">
      <style:text-properties fo:font-size="14pt" fo:language="smn" fo:country="FI"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ext:span text:style-name="T1">Teestah</text:span></text:h>
      <text:p text:style-name="P27"><text:span text:style-name="T5">Lii-uv ahheev? Teevdi teestâ! Tun puávtáh meid iävtuttiđ mijjân macâttâsluámáttuvváin, magarijd teestâid tun halijdiččih tevdiđ.</text:span></text:p>
      <text:p text:style-name="P27"><text:span text:style-name="T5">Teestah láá jurgâlusah MLL nuorâineeti teestâin </text:span><text:a xlink:type="simple" xlink:href="about:blank" text:style-name="Internet_20_link" text:visited-style-name="Visited_20_Internet_20_Link"><text:span text:style-name="T13">https://www.nuortennetti.fi/osallistu/testit/</text:span></text:a></text:p>
      <text:p text:style-name="P28"/>
      <text:p text:style-name="P27"><text:span text:style-name="T14">Teemah já fáádáh: </text:span></text:p>
      <text:p text:style-name="P27"><text:span text:style-name="T13">Seksualvuotâ </text:span></text:p>
      <text:p text:style-name="P27"><text:span text:style-name="T13">Ulmui koskâvuođah</text:span></text:p>
      <text:p text:style-name="P27"><text:span text:style-name="T13">Mielâ já roppâ</text:span></text:p>
      <text:p text:style-name="P8"/>
      <text:h text:style-name="P1" text:outline-level="1"/>
      <text:h text:style-name="P2" text:outline-level="1"><text:span text:style-name="T2">Lii-uv seksualvuotâ uápis vâi suhâpeleh siähálâs? -testâ</text:span></text:h>
      <text:p text:style-name="P9"/>
      <text:h text:style-name="P3" text:outline-level="4"><text:span text:style-name="T15">1. Mii čuávuváin ij lah seksual sundâšume kovvejeijee sääni?</text:span></text:h>
      <text:h text:style-name="P4" text:outline-level="4"/>
      <text:h text:style-name="P3" text:outline-level="4"><text:span text:style-name="T16">a. Homo</text:span></text:h>
      <text:h text:style-name="P3" text:outline-level="4"><text:span text:style-name="T16">b. Bi</text:span></text:h>
      <text:h text:style-name="P3" text:outline-level="4"><text:span text:style-name="T16">c. Esbo</text:span></text:h>
      <text:h text:style-name="P4" text:outline-level="4"/>
      <text:p text:style-name="P29"><text:span text:style-name="T6">Esbo lii kaavpug Maadâ-Suomâst Helsigist naaburist (tiättoo meid noomáin Espoo).</text:span></text:p>
      <text:p text:style-name="P9"/>
      <text:h text:style-name="P3" text:outline-level="4"><text:soft-page-break/><text:span text:style-name="T15">2. Aseksual olmooš tobdá seksuallii kiäsuttem</text:span></text:h>
      <text:p text:style-name="P31"/>
      <text:p text:style-name="P29"><text:span text:style-name="T21">a. Puohháid</text:span></text:p>
      <text:p text:style-name="P29"><text:span text:style-name="T21">b. Tuše šiev skipárijdis</text:span></text:p>
      <text:p text:style-name="P29"><text:span text:style-name="T21">c. Ij kiässân </text:span></text:p>
      <text:p text:style-name="P32"/>
      <text:p text:style-name="P29"><text:span text:style-name="T7">Sääni aseksual kovvee taggaar seksuallii sundâšume, et nubeh ulmuuh iä kiäsut seksuallávt. Aseksual olmooš puáhtá kuittâg tubdâđ seksuallii haalu.</text:span></text:p>
      <text:p text:style-name="P10"/>
      <text:h text:style-name="P3" text:outline-level="4"><text:span text:style-name="T15">3. Kii puáhtá vissásávt tiettiđ, mon suhâpele kiinii lii?</text:span></text:h>
      <text:h text:style-name="P4" text:outline-level="4"/>
      <text:h text:style-name="P3" text:outline-level="4"><text:span text:style-name="T17">a. Tuše olmooš jieš</text:span></text:h>
      <text:h text:style-name="P3" text:outline-level="4"><text:span text:style-name="T8">b. Vanhimeh</text:span></text:h>
      <text:h text:style-name="P3" text:outline-level="4"><text:span text:style-name="T8">c. President</text:span></text:h>
      <text:p text:style-name="P15"/>
      <text:p text:style-name="Standard"><text:span text:style-name="T9">Suhâpeeli lii juáhháá jieijâs persovnlâš feerim, ige kihheen eres pyevti vissásávt ettâđ nube suhâpele.</text:span></text:p>
      <text:p text:style-name="P17"/>
      <text:p text:style-name="P17"/>
      <text:h text:style-name="P3" text:outline-level="4"><text:span text:style-name="T15">4. Demiseksual ulmui lii seksuallii kiäsuttume šoddâmân tehálâš</text:span></text:h>
      <text:h text:style-name="P4" text:outline-level="4"/>
      <text:h text:style-name="P3" text:outline-level="4"><text:span text:style-name="T8">a. tubdâđ, et sun peerust kiäsutteme čuosâttuvâst.</text:span></text:h>
      <text:h text:style-name="P3" text:outline-level="4"><text:span text:style-name="T8">b. et kiäsuttume čuosâttâh lii Demi-loostâ tiilájeijee.</text:span></text:h>
      <text:h text:style-name="P3" text:outline-level="4"><text:soft-page-break/><text:span text:style-name="T8">c. et ij tuubdâ kiäsuttume čuosâttuv ollágin.</text:span></text:h>
      <text:h text:style-name="P5" text:outline-level="4"/>
      <text:p text:style-name="Standard"><text:span text:style-name="T9">Demiseksual ulmui lii tehálâš perustiđ ulmust, vâi kiäsuttuuččij sust.</text:span></text:p>
      <text:h text:style-name="P4" text:outline-level="4"/>
      <text:h text:style-name="P3" text:outline-level="4"><text:span text:style-name="T15">5. Sääni cissuhâpiäláág kovvee ulmuu, kiän mielâst</text:span></text:h>
      <text:p text:style-name="P17"/>
      <text:p text:style-name="Standard"><text:span text:style-name="T9">a. suhâpeeli ij pyevti muttuđ.</text:span></text:p>
      <text:p text:style-name="Standard"><text:span text:style-name="T9">b. šoddâmmuddoost sunjin miäruštâllum suhâpeeli oro vuohâsin.</text:span></text:p>
      <text:p text:style-name="Standard"><text:span text:style-name="T9">c. ij lah merhâšume, mon suhâpeeleest lii.</text:span></text:p>
      <text:p text:style-name="P17"/>
      <text:p text:style-name="Standard"><text:span text:style-name="T9">Sääni cissuhâpiäláág kovvee ulmuu, kiäs šoddâmmuddoost miäruštâllum suhâpeeli oro sunjin vuohâsin.</text:span></text:p>
      <text:p text:style-name="P17"/>
      <text:h text:style-name="P3" text:outline-level="4"><text:span text:style-name="T15">6. Sääni panseksual kovvee sundâšume, mast</text:span></text:h>
      <text:p text:style-name="P17"/>
      <text:p text:style-name="Standard"><text:span text:style-name="T9">a. lii tehálâš, et lijkkuustume čuosâttâh suáittá panhuuilo.</text:span></text:p>
      <text:p text:style-name="Standard"><text:span text:style-name="T9">b. lijkkuustume, rähistume tâi seksuallii kiäsuttume čuosâttuv suhâpeeli ij taarbâš leđe miinii tiätu suhâpeelijd.</text:span></text:p>
      <text:p text:style-name="Standard"><text:span text:style-name="T9">c. lii puurrâđ jyehi peeivi iiđeedpurrâmâššân pánnukááhuid.</text:span></text:p>
      <text:p text:style-name="P17"/>
      <text:p text:style-name="Standard"><text:span text:style-name="T9">Sääni panseksual kovvee sundâšume, mast lijkkuustume, rähistume tâi seksuallii kiäsuttume čuosâttuv suhâpeeli ij taarbâš leđe miinii tiätu suhâpeelijd.</text:span></text:p>
      <text:p text:style-name="P16"/>
      <text:p text:style-name="P16"/>
      <text:h text:style-name="P3" text:outline-level="4"><text:soft-page-break/><text:span text:style-name="T15">7. Polyamorisâšvuotâ uáivild, et</text:span></text:h>
      <text:p text:style-name="P17"/>
      <text:p text:style-name="Standard"><text:span text:style-name="T9">a. räähist polyritmâsii muusik.</text:span></text:p>
      <text:p text:style-name="Standard"><text:span text:style-name="T9">b. ulmust pyehtih leđe maaŋgah siärvástâllâm- já/tâi seksikoskâvuođah siämmáá-áigásávt.</text:span></text:p>
      <text:p text:style-name="Standard"><text:span text:style-name="T9">c. lii allergisâš koovjân.</text:span></text:p>
      <text:p text:style-name="P17"/>
      <text:p text:style-name="P33"/>
      <text:p text:style-name="P29"><text:span text:style-name="T9">Polyamorisâšvuotâ uáivild, et ulmust pyehtih leđe maaŋgah siärvástâllâm- já/tâi seksikoskâvuođah siämmáá-áigásávt.</text:span></text:p>
      <text:p text:style-name="P12"/>
      <text:p text:style-name="P12"/>
      <text:h text:style-name="P3" text:outline-level="4"><text:span text:style-name="T15">8. Aromanttisâš kovvee tom, et</text:span></text:h>
      <text:h text:style-name="P6" text:outline-level="4"/>
      <text:h text:style-name="P3" text:outline-level="4"><text:span text:style-name="T22">a. ij tuubdâ lijkkuustume tâi rähistume tobdoid nubbijd ulmuid.</text:span></text:h>
      <text:h text:style-name="P3" text:outline-level="4"><text:span text:style-name="T22">b. ij lijkkuu viehâvis purrâmâšsáid.</text:span></text:h>
      <text:h text:style-name="P3" text:outline-level="4"><text:span text:style-name="T22">c. ij pyevti viettiđ romantlii eehid hajâkinttâlijttáá.</text:span></text:h>
      <text:h text:style-name="P7" text:outline-level="4"/>
      <text:h text:style-name="P3" text:outline-level="4"><text:span text:style-name="T22">Aromanttisâš kovvee tom, et ij tuubdâ lijkkuustume tâi rähistume tobdoid nubbijd ulmuid.</text:span></text:h>
      <text:p text:style-name="P35"/>
      <text:p text:style-name="P35"/>
      <text:h text:style-name="P3" text:outline-level="4"><text:span text:style-name="T15">9. Sääni transsuhâpiäláágvuotâ uáivild, et...</text:span></text:h>
      <text:p text:style-name="P33"/>
      <text:p text:style-name="P29"><text:soft-page-break/><text:span text:style-name="T7">a. suhâpeeli lii vala ovdánemmuddoost.</text:span></text:p>
      <text:p text:style-name="P29"><text:span text:style-name="T9">b. suhâpeeli čiälgá traansist.</text:span></text:p>
      <text:p text:style-name="P29"><text:span text:style-name="T9">c. ulmuu suhâpeeli lii ruossâriijdost šoddâmist miäruštâllum suhâpeelijn.</text:span></text:p>
      <text:p text:style-name="P34"/>
      <text:p text:style-name="P34"/>
      <text:p text:style-name="P29"><text:span text:style-name="T9">Transsuhâpiäláág kovvee ulmuu, kiän feerim jieijâs suhâpeeleest lii vuáimálii ruossâriijdost šoddâmist miäruštâllum suhâpeelijn. Uási transsuhâpiäláág ulmuin tivodeh suhâpeelees mottoom muddoost elimistis.</text:span></text:p>
      <text:p text:style-name="P34"/>
      <text:p text:style-name="P33"/>
      <text:p text:style-name="P10"/>
      <text:p text:style-name="P10"/>
      <text:p text:style-name="P10"/>
      <text:p text:style-name="Standard"><text:span text:style-name="T26">Šadda-uv tust seksitiettee?</text:span></text:p>
      <text:p text:style-name="Standard"><text:span text:style-name="T28"><text:s/></text:span></text:p>
      <text:h text:style-name="P3" text:outline-level="4"><text:span text:style-name="T15">1. Seksuallâšvuotâ lii luándulâš</text:span></text:h>
      <text:h text:style-name="P4" text:outline-level="4"/>
      <text:p text:style-name="Standard"><text:span text:style-name="T9">a. puohahasijd ulmuid.</text:span></text:p>
      <text:p text:style-name="Standard"><text:span text:style-name="T9">b. nuoráid já rävisulmuid.</text:span></text:p>
      <text:p text:style-name="Standard"><text:span text:style-name="T9">c. ulmuid, kiäh láá parâkoskâvuođâst.</text:span></text:p>
      <text:p text:style-name="Standard"><text:span text:style-name="T9">d. ulmuid, kiäh láá naaijâm</text:span></text:p>
      <text:p text:style-name="P37"><text:span text:style-name="T10">Olmâ vástádâs: a. Seksuallâšvuotâ lii luándulâš uási puohahasij ulmui elimist váávást puárásáid. Tot tiättoo já ulmuuh olášuteh tom sierânáál jieškođe-uv avveest, mut tot lii ubâ eellim ääigi kuávdáš uási ulmuu elimist.</text:span></text:p>
      <text:p text:style-name="P38"/>
      <text:p text:style-name="P38"><text:soft-page-break/></text:p>
      <text:p text:style-name="P38"/>
      <text:h text:style-name="P3" text:outline-level="4"><text:span text:style-name="T15">2. Juáhhást lii vuoigâdvuotâ meridiđ jieijâs seksuallâšvuođâst já tast, maht tom olášut</text:span></text:h>
      <text:p text:style-name="P38"/>
      <text:p text:style-name="P37"><text:span text:style-name="T9">a. peic jis hyelhih vuástálisteh tom.</text:span></text:p>
      <text:p text:style-name="P37"><text:span text:style-name="T9">b. peic jis tot luávkkáá iärásij seksuallâšvuotân kyeskee vuoigâdvuođâid tâi laavâ.</text:span></text:p>
      <text:p text:style-name="P37"><text:span text:style-name="T9">c.  peic jis siärvástâllâmkyeimi lii puárásub, já talle sun meerrid tast.</text:span></text:p>
      <text:p text:style-name="P37"><text:span text:style-name="T9">d. peic jis skipáreh imâšteleh tom.</text:span></text:p>
      <text:p text:style-name="P39"/>
      <text:p text:style-name="P37"><text:span text:style-name="T10">Olmâ vástádâs</text:span><text:span text:style-name="T9">: b. Juáhhást lii vuoigâdvuotâ meridiđ jieijâs seksuallâšvuođâst já tast, maht tom olášut, mut kuittâg nuuvt, et kihheen ij uážu luávkkáđ eres ulmui seksuallii já rumâšlii kuoskâmettumvuođâ já laavâ.</text:span></text:p>
      <text:p text:style-name="P39"/>
      <text:p text:style-name="P39"/>
      <text:p text:style-name="P39"/>
      <text:p text:style-name="P39"/>
      <text:h text:style-name="P3" text:outline-level="4"><text:span text:style-name="T15">3. Tot magarin roppâ rávásmemavveest ovdán</text:span></text:h>
      <text:p text:style-name="P39"/>
      <text:p text:style-name="P37"><text:span text:style-name="T9">a. vaaigut toos, maht jieijâs seksuallâšvuođâst puáhtá navdâšiđ.</text:span></text:p>
      <text:p text:style-name="P37"><text:span text:style-name="T9">b. vaaigut toos, maggaar siärvástâllâmkyeimi jieš lii.</text:span></text:p>
      <text:p text:style-name="P37"><text:span text:style-name="T9">c. lii ain jieijâs tuoivui miäldásâš.</text:span></text:p>
      <text:p text:style-name="P37"><text:span text:style-name="T9">d. lii jyehi ulmust jieijâslágán.</text:span></text:p>
      <text:p text:style-name="P39"/>
      <text:p text:style-name="P37"><text:soft-page-break/><text:span text:style-name="T10">Olmâ vástádâs</text:span><text:span text:style-name="T9">: d. Juáháš ovdán rávásmemavveest jieijâs liävttoin ige tom pyevti jođálmittiđ tâi hitodiđ. Juáhháá roppâ lii jieijâslágán já pyeri tagarin ige ovdâmerkkân roopâ tâi roopâ osij stuárudâh, häämi tâi olgohäämi vaaigut toos, maht olmooš puáhtá navdâšiđ seksuallâšvuođâst.</text:span></text:p>
      <text:p text:style-name="P39"/>
      <text:p text:style-name="P42"/>
      <text:p text:style-name="P42"/>
      <text:h text:style-name="P3" text:outline-level="4"><text:span text:style-name="T15">4. Šiev siärvástâllâmkoskâvuotân kulá</text:span></text:h>
      <text:p text:style-name="P42"/>
      <text:p text:style-name="P37"><text:span text:style-name="T9">a. ain seksi.</text:span></text:p>
      <text:p text:style-name="P37"><text:span text:style-name="T9">b. suotâs oovtâst orroom já nubbeest perustem.</text:span></text:p>
      <text:p text:style-name="P37"><text:span text:style-name="T9">c. äštim já páguttem</text:span></text:p>
      <text:p text:style-name="P37"><text:span text:style-name="T9">d. kiälástâllâm já teivâm čiähusoojijn.</text:span></text:p>
      <text:p text:style-name="P39"/>
      <text:p text:style-name="P39"/>
      <text:p text:style-name="P37"><text:span text:style-name="T10">Olmâ vástádâs</text:span><text:span text:style-name="T9">: b. Siärvástâllâđ pyehtih puohah maht halijdeh, mut nuuvt, et oovtâst orroom lii vuovâs kuábážân-uv. Siärvástâlmân ij ain kuulâ seksi – ovdâmerkkân talle, jis kuábáš peri ij haalijd tom. Meid káiduskoskâvuođâst puáhtá siärvástâllâđ. Kannat jurdâččiđ siärvástâllâmkoskâvuođâ lopâttem, jis tast ij šoodâ pyeri mielâ, mut atâštem tâi palo jieijâs torvolâšvuođâ peeleest.</text:span></text:p>
      <text:p text:style-name="P37"><text:span text:style-name="T9"> </text:span></text:p>
      <text:p text:style-name="P42"/>
      <text:h text:style-name="P3" text:outline-level="4"><text:span text:style-name="T15">5. Tobdoin sárnum</text:span></text:h>
      <text:p text:style-name="P37"><text:span text:style-name="T9">a. lii tušše já tábáhtuvá tuše televisio saibârááiđuin.</text:span></text:p>
      <text:p text:style-name="P37"><text:span text:style-name="T9">b. lii taggaar, maid tuše motomeh pyehtih oppâđ.</text:span></text:p>
      <text:p text:style-name="P37"><text:span text:style-name="T9">c. puáhtá ulmuid aldeláá puoh ulmui koskâsijn koskâvuođâin.</text:span></text:p>
      <text:p text:style-name="P37"><text:span text:style-name="T9">d. addel ulmust hiäjus kove.</text:span></text:p>
      <text:p text:style-name="P42"/>
      <text:p text:style-name="P37"><text:soft-page-break/><text:span text:style-name="T10">Olmâ vástádâs: c. Juáháš puáhtá oppâđ sárnuđ jieijâs tobdoin. Tobdoin sárnum lii tehálâš nuuvt ustevij ko rähistum ulmui kooskâ. Tot keeppid puástuibárdâsâid já iššeed ulmuid oppâđ tubdâđ nubijdis já jieijâs jurduid pyerebeht.</text:span></text:p>
      <text:p text:style-name="P38"/>
      <text:p text:style-name="P38"/>
      <text:p text:style-name="P38"/>
      <text:h text:style-name="P3" text:outline-level="4"><text:span text:style-name="T24">6. Seksuallâš sundâšume</text:span></text:h>
      <text:p text:style-name="P43"/>
      <text:p text:style-name="P37"><text:span text:style-name="T25">a. lii äšši, mon juáháš puáhtá meridiđ jieš.</text:span></text:p>
      <text:p text:style-name="P37"><text:span text:style-name="T25">b. lii äšši, moos vanhimij šoddâdemvyevih pyehtih vaiguttiđ.</text:span></text:p>
      <text:p text:style-name="P37"><text:span text:style-name="T25">c. lii ulmuu jiešvuotâ, moos ij jieš pyevti vaiguttiđ.</text:span></text:p>
      <text:p text:style-name="P37"><text:span text:style-name="T25">d. lii äšši, mon keežild sáttá Suomâst karttâđ faŋgâlân.</text:span></text:p>
      <text:p text:style-name="P43"/>
      <text:p text:style-name="P37"><text:span text:style-name="T10">Olmâ vástádâs</text:span><text:span text:style-name="T24">: c. Seksuallâš sundâšume lii ulmuu jiešvuotâ, moos olmooš ij pyevti jieš vaiguttiđ já mii sáttá muttuđ eellim ääigi. Puoh ulmuuh láá koskânis täsiárvusiih tast huolâhánnáá, mii seksuallâš sundâšume lii.</text:span></text:p>
      <text:p text:style-name="P45"/>
      <text:p text:style-name="P45"/>
      <text:h text:style-name="P3" text:outline-level="4"><text:span text:style-name="T29"><text:s/></text:span><text:span text:style-name="T15">7. Seksitaavdah</text:span></text:h>
      <text:h text:style-name="P4" text:outline-level="4"/>
      <text:h text:style-name="P3" text:outline-level="4"><text:span text:style-name="T8">a. láá ain čolmijguin aiccâmist.</text:span></text:h>
      <text:p text:style-name="P37"><text:span text:style-name="T9">b. sättih njuámmuđ rähistâllâm ääigi, jis nubbeest lii njuámmum ige seeksi ääigi lah kevttum kondom tâi njälmiseksisyeji.</text:span></text:p>
      <text:p text:style-name="P37"><text:span text:style-name="T9">c. puáráneh jiešmeidlist, jis tiptá ääigi kuullâđ.</text:span></text:p>
      <text:p text:style-name="P37"><text:span text:style-name="T9">d. njuámuh nube ulmui eskin talle, ko tavdâmeerhah láá ittáám.</text:span></text:p>
      <text:p text:style-name="P44"/>
      <text:p text:style-name="P37"><text:soft-page-break/><text:span text:style-name="T10">Olmâ vástádâs</text:span><text:span text:style-name="T24">: b. Seksitaavdah pyehtih leđe kuhháá-uv merhâittáá iäge veltihánnáá oinuu čolmijguin. Ko tavdâmeerhah iteh, te toh sättih tiettuđ jieškođe-uv saajeest roopâst, iä tuše suhâpeliorgaanij kuávlust. Toh sättih njuámmuđ njälmiseeksi, iämádâhonâččem tâi aanaalonâččem ääigi. Kondom já njälmiseksisyeji láá áinooh vyevih, moh estih toi njuámmum ulmust nuubán. Seksitaavdah väätih ain tuáhtárist eellim.</text:span></text:p>
      <text:p text:style-name="P38"/>
      <text:p text:style-name="P38"/>
      <text:h text:style-name="P3" text:outline-level="4"><text:span text:style-name="T15">8. Čuávjum lii ain máhđulâš</text:span></text:h>
      <text:p text:style-name="P37"><text:span text:style-name="T9">a. njäälmiseeksist, jis ij keevti estim. </text:span></text:p>
      <text:p text:style-name="P37"><text:span text:style-name="T9">b. aanaalseeksist, jis ij keevti estim.</text:span></text:p>
      <text:p text:style-name="P37"><text:span text:style-name="T9">c. iämádâhoonâšmist, jis ij keevt estim.</text:span></text:p>
      <text:p text:style-name="P37"><text:span text:style-name="T9">d. puoh paajaabiäláin tábáhtusâin.</text:span></text:p>
      <text:p text:style-name="P40"/>
      <text:p text:style-name="P37"><text:span text:style-name="T10">Olmâ vástádâs: c. Čuávjuđ puáhtá tuše, jis vorâs siemâkolgos piäsá nissoon iämádâhân. Tot lii máhđulâš jyehi iämádâhonâččem ääigi, jis estim ij kevttuu.</text:span></text:p>
      <text:p text:style-name="P38"/>
      <text:p text:style-name="P38"/>
      <text:h text:style-name="P3" text:outline-level="4"><text:span text:style-name="T15">9. Jieštuđâttem</text:span></text:h>
      <text:h text:style-name="P5" text:outline-level="4"/>
      <text:h text:style-name="P3" text:outline-level="4"><text:span text:style-name="T8">a. lii šiev vyehi uápásmuđ jieijâs roopân já testađ jieškođe-uv lágán seksifantasiaid.</text:span></text:h>
      <text:h text:style-name="P3" text:outline-level="4"><text:span text:style-name="T8">b. sáttá tovâttiđ maaŋgâlágán tiervâsvuotâhemâdâsâid.</text:span></text:h>
      <text:h text:style-name="P3" text:outline-level="4"><text:span text:style-name="T8">c. lii tuše ohtuunis ulmui hommá.</text:span></text:h>
      <text:h text:style-name="P3" text:outline-level="4"><text:span text:style-name="T8">d. lii tuše toi ulmui várás, kiäh iä lah parâkoskâvuođâst.</text:span></text:h>
      <text:p text:style-name="P46"/>
      <text:p text:style-name="P37"><text:span text:style-name="T10">Olmâ vástádâs: a. Puohahasiih pyehtih tuđâttiđ jieijâs, sehe ohtuu orroo já parâkoskâvuođâst orroo ulmuuh, já tot lii šiev vyehi uápásmuđ jieijâs roopân já seksuallâšvuotân. Tast iä šoodâ magarehkin hemâdâsah, jis ana huolâ hygieniast ige vahâgit suhâpeliorgaanijd pastelis tâi tuolvâ tiŋgâiguin. Jieštuuđâtmist sáttá leđe muásudittee tâi nube tááhust virkosmittee vaiguttâs. Tom kalga kuittâg porgâđ ain jieijâs ráávhust nuuvt et tot ij heemâd eres ulmuid.</text:span></text:p>
      <text:p text:style-name="P38"/>
      <text:p text:style-name="P38"><text:soft-page-break/></text:p>
      <text:h text:style-name="P3" text:outline-level="4"><text:span text:style-name="T15">10. Seksistiäluh</text:span></text:h>
      <text:p text:style-name="P37"><text:span text:style-name="T9">a. láá teháliih, vâi mátáččij rähistâllâđ olmânáál.</text:span></text:p>
      <text:p text:style-name="P37"><text:span text:style-name="T9">b. láá nomâttum, vâi ličij máhđulâš savâstâllâđ kuoimijn jieijâs tuoivuin.</text:span></text:p>
      <text:p text:style-name="P37"><text:span text:style-name="T9">c. iä lah kuávdážist, pic seeksist šoddâm navdâšem.</text:span></text:p>
      <text:p text:style-name="P37"><text:span text:style-name="T9">d. väätih šiev lašmâdvuođâ já njyebžilisvuođâ.</text:span></text:p>
      <text:p text:style-name="P38"/>
      <text:p text:style-name="P37"><text:span text:style-name="T10">Olmâ vástádâs: c. Seeksist ij lah tehálâš haldâšiđ jieškote-uvlágán stiäluid, pic tehálâš lii tot, magarin seksi tobdoo. Iä lah olmâ teikkâ puástu stiäluh. Vuovâs stiäluid puáhtá keččâliđ jieijâs kuoimijn já viekkiistâllâđ, magareh šiev tâi hyenes peleh mon-uv stiälust láá. Jieškote-uvlágán puácuvuođah tâi vaveh sättih vaiguttiđ toos, magareh stiäluh láá máhđuliih tâi oroh vuohâsin.</text:span></text:p>
      <text:p text:style-name="P38"/>
      <text:p text:style-name="P38"/>
      <text:p text:style-name="P38"/>
      <text:p text:style-name="P37"><text:span text:style-name="T10">Tun finnejih 1 <text:s/>- <text:s/>2 <text:s/>- 3 <text:s/>/10 olmânáál, IRÂTTIH KUITTÂG! </text:span></text:p>
      <text:p text:style-name="P38"/>
      <text:p text:style-name="P37"><text:span text:style-name="T10">Tun tiäđáh jo maidnii seksuallâšvuođâst, mut kannat luuhâđ tast vala lase. Tot lii kuávdáš uási mii puohâi elimist, já seksualtiervâsvuotâ lii stuorrâ uási mii pyereestvajemist.</text:span></text:p>
      <text:p text:style-name="P38"/>
      <text:p text:style-name="P37"><text:span text:style-name="T10">Tun finnejih 4 – 5 <text:s/>- 6 -7 <text:s/>/ 10 <text:s text:c="2"/>olmânáál, PYERI!</text:span></text:p>
      <text:p text:style-name="P37"><text:span text:style-name="T10">Pyereest porgum! Jis halijdah, te tun puávtáh tevdiđ teestâ uđđâsist já keččâliđ finniđ vala aaleeb čuággáid. Seksuallâšvuotâ lii uáli maaŋgâpiäláág äšši já toos lohtâseh ennuv olmooškoskâvuotân, tiervâsvuotân, roopân já etiikan kyeskee ääših. Láá ennuv ääših, maid máttááttâllâđ já hundâruššâđ ubâ eellimave ääigi!</text:span></text:p>
      <text:p text:style-name="P38"/>
      <text:p text:style-name="P38"/>
      <text:p text:style-name="P38"/>
      <text:p text:style-name="P37"><text:span text:style-name="T10">Tun finnejih 8 – 9 - <text:s/>10 / 10 olmânáál, <text:s/>WAU! </text:span></text:p>
      <text:p text:style-name="P37"><text:soft-page-break/><text:span text:style-name="T10">Tunba tiettih ennuv! Seksuallâšvuotâ lii fáárust mii ubâ eellim ääigi já nubástut ohtânmaanoost häämis. Nuuvtpa kannat-uv moovtâ tutkâđ ääši, luuhâđ lase já smiettâđ seksuallâšvuođâ oovtâst ustevijguin ubâ eellim čoođâ.</text:span></text:p>
      <text:p text:style-name="P38"/>
      <text:p text:style-name="P38"/>
      <text:p text:style-name="P38"/>
      <text:p text:style-name="P41"/>
      <text:p text:style-name="P41"/>
      <text:p text:style-name="P37"><text:span text:style-name="T12">SEKSIVISA</text:span></text:p>
      <text:p text:style-name="P41"/>
      <text:h text:style-name="P3" text:outline-level="4"><text:span text:style-name="T15">1. Mii čuávuváin tuálá tiäivás seeksist?</text:span></text:h>
      <text:p text:style-name="P38"/>
      <text:p text:style-name="P37"><text:span text:style-name="T9">a. Ain puáhtá ettâđ IJ seeksin</text:span></text:p>
      <text:p text:style-name="P37"><text:span text:style-name="T10">b. Seeksi várás kalga mättiđ maaŋgâlágán tekniikaid</text:span></text:p>
      <text:p text:style-name="P37"><text:span text:style-name="T9">c. Seksi já rähisvuotâ láá ohtâ já siämmáš äšši</text:span></text:p>
      <text:p text:style-name="P37"><text:span text:style-name="T9">d. Siärvástâllâmkoskâvuotân kulá ain seksi</text:span></text:p>
      <text:p text:style-name="P38"/>
      <text:p text:style-name="P20"/>
      <text:h text:style-name="P3" text:outline-level="4"><text:span text:style-name="T15">2. Mii lii seeksi syejiaherääji Suomâst?</text:span></text:h>
      <text:p text:style-name="P21"><text:span text:style-name="T30"><text:s/></text:span></text:p>
      <text:p text:style-name="P21"><text:span text:style-name="T9">a. 16 ihheed</text:span></text:p>
      <text:p text:style-name="P21"><text:span text:style-name="T9">b. 14 ihheed</text:span></text:p>
      <text:p text:style-name="P21"><text:span text:style-name="T9">c. 18 ihheed</text:span></text:p>
      <text:p text:style-name="P21"><text:soft-page-break/><text:span text:style-name="T9">d. <text:s/>12 ihheed</text:span></text:p>
      <text:p text:style-name="P18"/>
      <text:h text:style-name="P3" text:outline-level="4"><text:span text:style-name="T15">3. Maid uáivild petting?</text:span></text:h>
      <text:p text:style-name="P18"/>
      <text:p text:style-name="P21"><text:span text:style-name="T9">a. jieštuđâttem</text:span></text:p>
      <text:p text:style-name="P21"><text:span text:style-name="T9">b. onâččem</text:span></text:p>
      <text:p text:style-name="P21"><text:span text:style-name="T9">c. njavkkâmseeksi</text:span></text:p>
      <text:p text:style-name="P21"><text:span text:style-name="T9">d. cummâluššâm</text:span></text:p>
      <text:p text:style-name="P18"/>
      <text:h text:style-name="P3" text:outline-level="4"><text:span text:style-name="T15">4. Mii čuávuváin kulá ulmuu seksuallii ovdánem muddoid?</text:span></text:h>
      <text:p text:style-name="P18"/>
      <text:p text:style-name="P21"><text:span text:style-name="T9">a. jieijâs roopân uápásmem</text:span></text:p>
      <text:p text:style-name="P21"><text:span text:style-name="T9">b. jieštuđâttem</text:span></text:p>
      <text:p text:style-name="P21"><text:span text:style-name="T9">c. seksuallâš kihtâšum</text:span></text:p>
      <text:p text:style-name="P21"><text:span text:style-name="T9">d. puoh pajeláá mainâšum ääših</text:span></text:p>
      <text:p text:style-name="P18"/>
      <text:h text:style-name="P3" text:outline-level="4"><text:span text:style-name="T15">5. Mii täin syeijee pyeremustáá suhâpelitaavdâi vuástá?</text:span></text:h>
      <text:p text:style-name="P18"/>
      <text:p text:style-name="P21"><text:span text:style-name="T9">a. Kondom</text:span></text:p>
      <text:p text:style-name="P21"><text:span text:style-name="T9">b. Joskâđ oonâšmist ovdil siemâcirgám </text:span></text:p>
      <text:p text:style-name="P21"><text:span text:style-name="T9">c. Tuše njälmiseeksi toohâm</text:span></text:p>
      <text:p text:style-name="P21"><text:soft-page-break/><text:span text:style-name="T9">d. Maajeeldestimpiller</text:span></text:p>
      <text:p text:style-name="P18"/>
      <text:h text:style-name="P3" text:outline-level="4"><text:span text:style-name="T15">6. Mii miäruštâl tom, et magareh ulmuuh kiäsutteh seksuallávt?</text:span></text:h>
      <text:p text:style-name="P18"/>
      <text:p text:style-name="P21"><text:span text:style-name="T9">a. poolitlâš sundâšume</text:span></text:p>
      <text:p text:style-name="P21"><text:span text:style-name="T9">b. oskolduvlâš sundâšume</text:span></text:p>
      <text:p text:style-name="P21"><text:span text:style-name="T9">c. magnetlâš sundâšume</text:span></text:p>
      <text:p text:style-name="P21"><text:span text:style-name="T9">d. seksuallâš sundâšume</text:span></text:p>
      <text:p text:style-name="P18"/>
      <text:h text:style-name="P3" text:outline-level="4"><text:span text:style-name="T15">7. Maid uáivild aseksuallâšvuotâ?</text:span></text:h>
      <text:h text:style-name="P4" text:outline-level="4"/>
      <text:p text:style-name="P21"><text:span text:style-name="T9">a. olmooš lii kiäsuttum kuábbáá-uv suhâpeeleest</text:span></text:p>
      <text:p text:style-name="P21"><text:span text:style-name="T9">b. olmooš lii kiäsuttum ellein</text:span></text:p>
      <text:p text:style-name="P21"><text:span text:style-name="T9">c. ulmuu seksuallâš haalu lii haaldâšmettum</text:span></text:p>
      <text:p text:style-name="P21"><text:span text:style-name="T9">d. ulmust ij lah ollágin seksuallâš haalu</text:span></text:p>
      <text:p text:style-name="P18"/>
      <text:h text:style-name="P3" text:outline-level="4"><text:span text:style-name="T15">8. Maht seksitaavdah njuámuh?</text:span></text:h>
      <text:p text:style-name="P18"/>
      <text:p text:style-name="P21"><text:span text:style-name="T9">a. säävni lavtháin</text:span></text:p>
      <text:p text:style-name="P21"><text:span text:style-name="T9">b. šlijveosij peht tâi kieđâi peht suhâorgaanijn nubbijd</text:span></text:p>
      <text:p text:style-name="P21"><text:span text:style-name="T9">c. cummâlušmist</text:span></text:p>
      <text:p text:style-name="P21"><text:soft-page-break/><text:span text:style-name="T9">d. vuoijâmhaalist</text:span></text:p>
      <text:p text:style-name="P18"/>
      <text:h text:style-name="P3" text:outline-level="4"><text:span text:style-name="T15">9. Mii lohtâs seksuallii naavdâšmân já uáivild áiculii rähisvuođâ já rähisvuotâeellim?</text:span></text:h>
      <text:p text:style-name="P18"/>
      <text:p text:style-name="P21"><text:span text:style-name="T9">a. retorik</text:span></text:p>
      <text:p text:style-name="P21"><text:span text:style-name="T9">b. motorik</text:span></text:p>
      <text:p text:style-name="P21"><text:span text:style-name="T9">c. erotik</text:span></text:p>
      <text:p text:style-name="P21"><text:span text:style-name="T9">d. metrik</text:span></text:p>
      <text:p text:style-name="P18"/>
      <text:h text:style-name="P3" text:outline-level="4"><text:span text:style-name="T15">10. Mast tiätá, et lii vaalmâš seeksin?</text:span></text:h>
      <text:p text:style-name="P18"/>
      <text:p text:style-name="P21"><text:span text:style-name="T9">a. Tast, jis lii paijeel 16-ihásâš.</text:span></text:p>
      <text:p text:style-name="P21"><text:span text:style-name="T9">b. Tast, ko tun áálgáh siärvástâllâđ vuossâmuu tove.</text:span></text:p>
      <text:p text:style-name="P21"><text:span text:style-name="T9">c. Tun lah vaalmâš talle, ko tuu siärvástâllâmkyeimi-uv lii.</text:span></text:p>
      <text:p text:style-name="P21"><text:span text:style-name="T9">d. Jis tun tuođâi halijdah tom, luátáh jieijâd kuáimán já máátáh huolâttiđ estimist.</text:span></text:p>
      <text:p text:style-name="P18"/>
      <text:p text:style-name="P19"/>
      <text:p text:style-name="P19"/>
      <text:p text:style-name="P11"/>
      <text:h text:style-name="P2" text:outline-level="1"><text:span text:style-name="T3">Tuubdah-uv kaandâid?</text:span></text:h>
      <text:p text:style-name="P8"/>
      <text:p text:style-name="P12"><text:soft-page-break/></text:p>
      <text:h text:style-name="P3" text:outline-level="4"><text:span text:style-name="T15">1. Mii hormonijd toovât nubástusâid, ko kaandâst šadda almai?</text:span></text:h>
      <text:p text:style-name="P17"/>
      <text:p text:style-name="Standard"><text:span text:style-name="T9">a. serotonin</text:span></text:p>
      <text:p text:style-name="Standard"><text:span text:style-name="T9">b. testosteron</text:span></text:p>
      <text:p text:style-name="Standard"><text:span text:style-name="T9">c. oksitosin</text:span></text:p>
      <text:p text:style-name="Standard"><text:span text:style-name="T9">d. adrenalin</text:span></text:p>
      <text:p text:style-name="P17"/>
      <text:h text:style-name="P3" text:outline-level="4"><text:span text:style-name="T15">2. Moos čuávuváin aašijn almaihormon testosteron vaaigut?</text:span></text:h>
      <text:p text:style-name="P17"/>
      <text:p text:style-name="Standard"><text:span text:style-name="T9">a. lattiimân</text:span></text:p>
      <text:p text:style-name="Standard"><text:span text:style-name="T9">b. šovâttemseelâi pyevtitmân</text:span></text:p>
      <text:p text:style-name="Standard"><text:span text:style-name="T9">c. seksuallii haalun</text:span></text:p>
      <text:p text:style-name="Standard"><text:span text:style-name="T9">d. vaaigut puoh mainâšum aššijd</text:span></text:p>
      <text:p text:style-name="P12"/>
      <text:h text:style-name="P3" text:outline-level="4"><text:span text:style-name="T15">3. Mon ääigi keččin kuolâi šoddâm älgimist puočâ álgá koskâmiärálávt šoddâđ?</text:span></text:h>
      <text:p text:style-name="P17"/>
      <text:p text:style-name="Standard"><text:span text:style-name="T9">a. suullân kyevti ive keččin</text:span></text:p>
      <text:p text:style-name="Standard"><text:span text:style-name="T9">b. suullân kuulmâ mánuppaje keččin</text:span></text:p>
      <text:p text:style-name="Standard"><text:span text:style-name="T9">c. suullân ive keččin</text:span></text:p>
      <text:p text:style-name="Standard"><text:span text:style-name="T9">d. suullân ihepele keččin</text:span></text:p>
      <text:p text:style-name="P17"><text:soft-page-break/></text:p>
      <text:h text:style-name="P3" text:outline-level="4"><text:span text:style-name="T15">4. Maggaar penis lii normal?</text:span></text:h>
      <text:p text:style-name="P17"/>
      <text:p text:style-name="Standard"><text:span text:style-name="T9">a. 8-12 cm</text:span></text:p>
      <text:p text:style-name="Standard"><text:span text:style-name="T9">b. 13-16 cm</text:span></text:p>
      <text:p text:style-name="Standard"><text:span text:style-name="T9">c. paijeel 17 cm</text:span></text:p>
      <text:p text:style-name="Standard"><text:span text:style-name="T9">d. puoh mainâšum kukkoduvah láá</text:span></text:p>
      <text:p text:style-name="P17"/>
      <text:h text:style-name="P3" text:outline-level="4"><text:span text:style-name="T15">5. Mon ennuv sárnumjienâ alodâh kaandâin koskâmiärálávt luáštá jienâruávásmem ohtâvuođâst?</text:span></text:h>
      <text:h text:style-name="P4" text:outline-level="4"/>
      <text:p text:style-name="Standard"><text:span text:style-name="T9">a. jienâ ij lyešti mut paijaan</text:span></text:p>
      <text:p text:style-name="Standard"><text:span text:style-name="T9">b. mievri muávrumjienâ táásán</text:span></text:p>
      <text:p text:style-name="Standard"><text:span text:style-name="T9">c. suullân oovtâ oktav</text:span></text:p>
      <text:p text:style-name="Standard"><text:span text:style-name="T9">d. tot ij lyešti ollágin</text:span></text:p>
      <text:p text:style-name="P17"/>
      <text:h text:style-name="P3" text:outline-level="4"><text:span text:style-name="T15">6. Mii toovât rávásmemavveest tábáhtuvvee jienâruávásmem?</text:span></text:h>
      <text:p text:style-name="P13"/>
      <text:p text:style-name="Standard"><text:span text:style-name="T9">a. kuolâi šoddâm</text:span></text:p>
      <text:p text:style-name="Standard"><text:span text:style-name="T9">b. jieštuđâttem</text:span></text:p>
      <text:p text:style-name="Standard"><text:span text:style-name="T9">c. estrogen lasanem</text:span></text:p>
      <text:p text:style-name="Standard"><text:span text:style-name="T9">d. jotelávt šaddee kuággum</text:span></text:p>
      <text:p text:style-name="P17"><text:soft-page-break/></text:p>
      <text:h text:style-name="P3" text:outline-level="4"><text:span text:style-name="T15">7. Maid čuávuváin aašijn kaandâi lasanâm hormonpyevtittem ij toovât?</text:span></text:h>
      <text:p text:style-name="P13"/>
      <text:p text:style-name="Standard"><text:span text:style-name="T9">a. kulo hiäjusmume</text:span></text:p>
      <text:p text:style-name="Standard"><text:span text:style-name="T9">b. siemâkolgos vuáččum älgim</text:span></text:p>
      <text:p text:style-name="Standard"><text:span text:style-name="T9">c. tekkimassa lasanem</text:span></text:p>
      <text:p text:style-name="Standard"><text:span text:style-name="T9">d. voorâ hemoglobinmere pajanem</text:span></text:p>
      <text:p text:style-name="P17"/>
      <text:h text:style-name="P3" text:outline-level="4"><text:span text:style-name="T15">8. Mon ahasâžžân kaandâi siemâcirgáámeh älgih koskâmiärálávt?</text:span></text:h>
      <text:p text:style-name="P17"/>
      <text:p text:style-name="Standard"><text:span text:style-name="T9">a. 18-ihásâžžân</text:span></text:p>
      <text:p text:style-name="Standard"><text:span text:style-name="T9">b. 16-ihásâžžân</text:span></text:p>
      <text:p text:style-name="Standard"><text:span text:style-name="T9">c. 14-ihásâžžân</text:span></text:p>
      <text:p text:style-name="Standard"><text:span text:style-name="T9">d. 12-ihásâžžân</text:span></text:p>
      <text:p text:style-name="P17"/>
      <text:p text:style-name="P17"/>
      <text:h text:style-name="P3" text:outline-level="4"><text:span text:style-name="T15">9. Maid siemâcirgom älgim tuođâšt kandáid?</text:span></text:h>
      <text:p text:style-name="P17"/>
      <text:p text:style-name="Standard"><text:span text:style-name="T9">a. et miinii lii tuođâlávt puástud</text:span></text:p>
      <text:p text:style-name="Standard"><text:span text:style-name="T9">b. et sun lii jurdâččâm sopâmettumis aašijd</text:span></text:p>
      <text:p text:style-name="Standard"><text:span text:style-name="T9">c. et sun lii porgâm maidnii puástud</text:span></text:p>
      <text:p text:style-name="Standard"><text:soft-page-break/><text:span text:style-name="T9">d. et puoh lii eidu nuuvt ko kalga-uv leđe</text:span></text:p>
      <text:p text:style-name="P13"/>
      <text:h text:style-name="P3" text:outline-level="4"><text:span text:style-name="T15">10. Mon kalasist rávásmemahasijn kaandâin láá monnii muddoost iijâáigásiih siemâcirgomeh?</text:span></text:h>
      <text:h text:style-name="P4" text:outline-level="4"/>
      <text:p text:style-name="Standard"><text:span text:style-name="T9">a. suullân peeleest</text:span></text:p>
      <text:p text:style-name="Standard"><text:span text:style-name="T9">b. masa puohâin</text:span></text:p>
      <text:p text:style-name="Standard"><text:span text:style-name="T9">c. tuše uáli hárvásist</text:span></text:p>
      <text:p text:style-name="Standard"><text:span text:style-name="T9">d. suullân niäljádâsuásist</text:span></text:p>
      <text:p text:style-name="P10"/>
      <text:p text:style-name="Standard"><text:span text:style-name="T27">Tuubdah-uv nieidâid?</text:span></text:p>
      <text:p text:style-name="P14"/>
      <text:p text:style-name="Standard"><text:span text:style-name="T25">Puástud!</text:span></text:p>
      <text:p text:style-name="Standard"><text:span text:style-name="T24">Olmânáál!</text:span></text:p>
      <text:p text:style-name="P22"/>
      <text:h text:style-name="P30" text:outline-level="4"><text:span text:style-name="T20">1. Kuás nieidâi rávásmemahe álgá koskâmiärálávt?</text:span></text:h>
      <text:p text:style-name="P29"><text:span text:style-name="T18">a. 15-ihásâžžân</text:span></text:p>
      <text:p text:style-name="P29"><text:span text:style-name="T18">b. 13-ihásâžžân</text:span></text:p>
      <text:p text:style-name="P29"><text:span text:style-name="T18">c. 10-ihásâžžân</text:span></text:p>
      <text:p text:style-name="P29"><text:span text:style-name="T18">d. 17-ihásâžžân</text:span></text:p>
      <text:p text:style-name="P22"/>
      <text:h text:style-name="P3" text:outline-level="4"><text:span text:style-name="T15">2. Mon kuhháá mánusiih táválávt pišteh?</text:span></text:h>
      <text:p text:style-name="P29"><text:soft-page-break/><text:span text:style-name="T18">a. oovtâ mánuppaje</text:span></text:p>
      <text:p text:style-name="P29"><text:span text:style-name="T18">b. ain táásá 5 peeivi</text:span></text:p>
      <text:p text:style-name="P29"><text:span text:style-name="T18">c. 3-7 peivid</text:span></text:p>
      <text:p text:style-name="P29"><text:span text:style-name="T18">d. 8-10 peivid</text:span></text:p>
      <text:p text:style-name="P22"/>
      <text:h text:style-name="P30" text:outline-level="4"><text:span text:style-name="T20">3. Mast nieidâ tiätá, et maneráávsáh láá álgám toimâđ?</text:span></text:h>
      <text:p text:style-name="P29"><text:span text:style-name="T18">a. Ko kukkodâhšoddâm lii jođálmâm</text:span></text:p>
      <text:p text:style-name="P29"><text:span text:style-name="T18">b. läivis vielgiskulgâmist</text:span></text:p>
      <text:p text:style-name="P29"><text:span text:style-name="T18">c. kunnjosoksâmijn</text:span></text:p>
      <text:p text:style-name="P29"><text:span text:style-name="T18">d. teekij šoddâmist</text:span></text:p>
      <text:p text:style-name="P22"/>
      <text:p text:style-name="P22"/>
      <text:h text:style-name="P30" text:outline-level="4"><text:span text:style-name="T20">4. Maht tâi kuás nissoon IJ PYEVTI čuávjuđ?</text:span></text:h>
      <text:p text:style-name="P29"><text:span text:style-name="T18">a. vuossâmuu onâččemtove ääigi</text:span></text:p>
      <text:p text:style-name="P29"><text:span text:style-name="T18">b. koskâldittum oonâšmist</text:span></text:p>
      <text:p text:style-name="P29"><text:span text:style-name="T18">c. nk. vises peeivij ääigi</text:span></text:p>
      <text:p text:style-name="P29"><text:span text:style-name="T18">d. säävni lavthái alne čokkáámáin</text:span></text:p>
      <text:p text:style-name="P22"/>
      <text:h text:style-name="P30" text:outline-level="4"><text:span text:style-name="T20">5. Mii/moh láá nissoon suhâpeliorgaanij ulgguubiälásumos orgaan/orgaaneh?</text:span></text:h>
      <text:p text:style-name="P29"><text:span text:style-name="T18">a. kunjopoksâmeh</text:span></text:p>
      <text:p text:style-name="P29"><text:span text:style-name="T18">b. maneráávsáh</text:span></text:p>
      <text:p text:style-name="P29"><text:soft-page-break/><text:span text:style-name="T18">c. manejoođáán</text:span></text:p>
      <text:p text:style-name="P29"><text:span text:style-name="T18">d. klitoris</text:span></text:p>
      <text:p text:style-name="P22"/>
      <text:h text:style-name="P30" text:outline-level="4"><text:span text:style-name="T20">6. Varda-uv nieidâ ain vuossâmuu onâččem ääigi?</text:span></text:h>
      <text:p text:style-name="P29"><text:span text:style-name="T18">a. Tuše jis nieidâst láá talle mánusiih.</text:span></text:p>
      <text:p text:style-name="P29"><text:span text:style-name="T18">b. Varda: jis vorrâ ij kuulgâ, te nieidâ lii ain-uv nieidâvuođâst.</text:span></text:p>
      <text:p text:style-name="P29"><text:span text:style-name="T18">c. Ij kuássin.</text:span></text:p>
      <text:p text:style-name="P29"><text:span text:style-name="T18">d. Ij veltihánnáá, jis nieidâcuozzâ vana tuárispel ige kiškuu.</text:span></text:p>
      <text:p text:style-name="P22"/>
      <text:h text:style-name="P30" text:outline-level="4"><text:span text:style-name="T20">7. Mii lii mánukoppâ?</text:span></text:h>
      <text:p text:style-name="P29"><text:span text:style-name="T18">a. čuákki almeest</text:span></text:p>
      <text:p text:style-name="P29"><text:span text:style-name="T18">b. estimkálvu</text:span></text:p>
      <text:p text:style-name="P29"><text:span text:style-name="T18">c. puurrâmlitte</text:span></text:p>
      <text:p text:style-name="P29"><text:span text:style-name="T18">d. mánusâšsyeji</text:span></text:p>
      <text:p text:style-name="P22"/>
      <text:h text:style-name="P30" text:outline-level="4"><text:span text:style-name="T20">8. Kuás nieidâi kukkodâhšoddâm joođáálm koskâmiärálávt?</text:span></text:h>
      <text:p text:style-name="P29"><text:span text:style-name="T18">a. 12-ihásâžžân</text:span></text:p>
      <text:p text:style-name="P29"><text:span text:style-name="T18">b. 10-ihásâžžân</text:span></text:p>
      <text:p text:style-name="P29"><text:span text:style-name="T18">c. 14-ihásâžžân</text:span></text:p>
      <text:p text:style-name="P29"><text:span text:style-name="T18">d. 16-ihásâžžân</text:span></text:p>
      <text:p text:style-name="P22"/>
      <text:h text:style-name="P30" text:outline-level="4"><text:soft-page-break/><text:span text:style-name="T20">9. Mii čuávuváin sáttá hemâdiđ nieidâi njamai ovdánem?</text:span></text:h>
      <text:p text:style-name="P29"><text:span text:style-name="T18">a. liijkás čovgâ pihtâseh</text:span></text:p>
      <text:p text:style-name="P29"><text:span text:style-name="T18">b. njamai kuoskâttâllâm</text:span></text:p>
      <text:p text:style-name="P29"><text:span text:style-name="T18">c. njamai kuldâlem suormâiguin</text:span></text:p>
      <text:p text:style-name="P29"><text:span text:style-name="T18">d. ij mihheen pajeláá mainâšum aašijn</text:span></text:p>
      <text:p text:style-name="P22"/>
      <text:h text:style-name="P30" text:outline-level="4"><text:span text:style-name="T20">10. Mon ennuv nieidâi jienâ koskâmiärálávt luáštá rávásmemave ohtâvuođâst?</text:span></text:h>
      <text:p text:style-name="P29"><text:span text:style-name="T18">a. suullân oktavpele</text:span></text:p>
      <text:p text:style-name="P29"><text:span text:style-name="T18">b. suullân kvinttipele</text:span></text:p>
      <text:p text:style-name="P29"><text:span text:style-name="T18">c.suullân oktav verd</text:span></text:p>
      <text:p text:style-name="P29"><text:span text:style-name="T18">d. jienâ luáštá tuše kaandâin</text:span></text:p>
      <text:p text:style-name="P24"/>
      <text:p text:style-name="P24"/>
      <text:p text:style-name="P25"/>
      <text:h text:style-name="P2" text:outline-level="1"><text:span text:style-name="T4">Maid tun tiäđáh seksitaavdâin?</text:span></text:h>
      <text:p text:style-name="P8"/>
      <text:p text:style-name="Standard"><text:span text:style-name="Emphasis"><text:span text:style-name="T9">Hivpoint lii pyevtittâm teestâ siskáldâs MLL:n.</text:span></text:span></text:p>
      <text:p text:style-name="P17"><text:span text:style-name="Emphasis"/></text:p>
      <text:h text:style-name="P3" text:outline-level="4"><text:span text:style-name="T15">1. Main čuávuváin seksitaavijn seksitaavdah pyehtih njuámmuđ?</text:span></text:h>
      <text:p text:style-name="P17"/>
      <text:p text:style-name="Standard"><text:span text:style-name="T9">a. Jieštuđâttem</text:span></text:p>
      <text:p text:style-name="Standard"><text:soft-page-break/><text:span text:style-name="T9">b. Kyeimi tuđâttem kieđâiguin</text:span></text:p>
      <text:p text:style-name="Standard"><text:span text:style-name="T9">c. Njälmiseksi</text:span></text:p>
      <text:p text:style-name="P36"/>
      <text:p text:style-name="P29"><text:span text:style-name="T7">Seksitaavdah pyehtih njuámmuđ njälmiseeksist, mast ij lah kiävtust kondom tâi njälmiseksisyeji. Seksitaavdah iä njuámu cummâlušmist tâi kieđáin njavhâdijn. Njälmiseksi uáivild tom, et njuálu tâi njama suhâorgaanijd. Seksitaavdah njuámuh njälmiseeksist kondomttáá tâi njälmiseksisyejettáá tâi iämádâh- já aanaaloonâšmist, jis kiävtust ij lah kondom.</text:span></text:p>
      <text:p text:style-name="P33"/>
      <text:p text:style-name="P33"/>
      <text:h text:style-name="P3" text:outline-level="4"><text:span text:style-name="T15">2. Maht seksitaavdâid puáhtá estiđ?</text:span></text:h>
      <text:p text:style-name="P33"/>
      <text:p text:style-name="P29"><text:span text:style-name="T9">a. Kevttimáin e-pillerijd.</text:span></text:p>
      <text:p text:style-name="P29"><text:span text:style-name="T32"><text:line-break/></text:span><text:span text:style-name="T9">b. Posâdâtmáin seeksi maŋa.</text:span></text:p>
      <text:p text:style-name="P34"/>
      <text:p text:style-name="P29"><text:span text:style-name="T9">c. Kevttimáin kondom já njulčásmittemvuoidâs tâi njälmiseksisyeje.</text:span></text:p>
      <text:p text:style-name="P34"/>
      <text:p text:style-name="P29"><text:span text:style-name="T9">Seksitaavdâid puáhtá estiđ kevttimáin kondom já njulčásmittemvuoidâs iämádâh- já aanaalonâččem ääigi sehe kondom tâi njälmiseksisyeje njälmiseeksi ääigi.</text:span></text:p>
      <text:p text:style-name="P33"/>
      <text:p text:style-name="P22"/>
      <text:h text:style-name="P3" text:outline-level="4"><text:span text:style-name="T15">3. Moh seksitaavdâid kávnojeh eromâšávt tavdâmeerhâi vuáđuld?</text:span></text:h>
      <text:p text:style-name="P22"/>
      <text:p text:style-name="Standard"><text:span text:style-name="T9">a. Tippur já klamydia</text:span></text:p>
      <text:p text:style-name="Standard"><text:span text:style-name="T9">b. Kuppa já hiv</text:span></text:p>
      <text:p text:style-name="Standard"><text:span text:style-name="T9">c. Genitalherpes já kondylooma</text:span></text:p>
      <text:p text:style-name="P29"><text:soft-page-break/><text:span text:style-name="T7">Seksitaavdâin tuše genitalherpes já kondylooma kávnojeh eromâšávt tavdâmeerhâi vuáđuld. Eres seksitaavdah totkojeh seksitavdâtestâiguin. Seksitaavdah láá maŋgii tavdâmerhâttemeh, já nuuvtpa tavdâmeerhâid ij kannat vuordâččiđ, jis lii lamaš seksi kondomttáá tâi njälmiseksisyejettáá.</text:span></text:p>
      <text:p text:style-name="P33"/>
      <text:p text:style-name="P33"/>
      <text:p text:style-name="P33"/>
      <text:h text:style-name="P3" text:outline-level="4"><text:span text:style-name="T15">4. Mii lii Suomâ táválumos seksitavdâ?</text:span></text:h>
      <text:p text:style-name="P33"/>
      <text:p text:style-name="P29"><text:span text:style-name="T9">a. Genitalherpes</text:span></text:p>
      <text:p text:style-name="P29"><text:span text:style-name="T9">b. Hiv</text:span></text:p>
      <text:p text:style-name="P29"><text:span text:style-name="T9">c. Klamydia</text:span></text:p>
      <text:p text:style-name="P22"/>
      <text:p text:style-name="Standard"><text:span text:style-name="T9">Klamydia lii Suomâ táválumos seksitavdâ. Jyehi ive Suomâst kávnojeh suullân 14 000 klamydiatábáhtussâd. Tot lii táválâš eromâšávt nuorâi kooskâst já tom puáhtá tipšođ antibiotijguin.</text:span></text:p>
      <text:p text:style-name="P17"/>
      <text:p text:style-name="P17"/>
      <text:h text:style-name="P3" text:outline-level="4"><text:span text:style-name="T15">5. Maht seksitaavdâi vuástá kalga suoijiidâttâđ njälmiseeksi ääigi?</text:span></text:h>
      <text:p text:style-name="P22"/>
      <text:p text:style-name="Standard"><text:span text:style-name="T9">a. Seksitaavdâi vuástá ij taarbâš suoijiidâttâđ njälmiseeksi ääigi.</text:span></text:p>
      <text:p text:style-name="Standard"><text:span text:style-name="T9">b. Kevttimáin kondom tâi njälmiseksisyeje.</text:span></text:p>
      <text:p text:style-name="Standard"><text:span text:style-name="T9">c. Huolâtmáin, et njäälmist iä lah häävih.</text:span></text:p>
      <text:p text:style-name="P33"/>
      <text:p text:style-name="P29"><text:span text:style-name="T7">Njälmiseksi uáivild tom, et njuálu tâi njama suhâorgaanijd tâi aanaal kuávlu. Seksitaavdâi vuástá puáhtá suoijiidâttâđ njälmiseeksi ääigi kevttimáin uđđâ tâi vieres kuoimijn penis alne kondom já iämáduv tâi aanaal alne njälmiseksisyeje. Njälmiseksisyeji lii luándukumist (lateks) rahtum lijne, mii piäijoo jo-uv iämáduv tâi pottârääigi oolâ.</text:span></text:p>
      <text:p text:style-name="P33"/>
      <text:p text:style-name="P33"><text:soft-page-break/></text:p>
      <text:p text:style-name="P33"/>
      <text:h text:style-name="P3" text:outline-level="4"><text:span text:style-name="T15">6. Mii lii táválávt suijân kondom haškânmân?</text:span></text:h>
      <text:p text:style-name="P17"/>
      <text:p text:style-name="Standard"><text:span text:style-name="T9">a. Kondom lii liijkás styeres.</text:span></text:p>
      <text:p text:style-name="Standard"><text:span text:style-name="T9">b. Njulčásmittemvuoidâs váilum.</text:span></text:p>
      <text:p text:style-name="Standard"><text:span text:style-name="T9">c. Kondomist lii räigi.</text:span></text:p>
      <text:p text:style-name="P17"/>
      <text:p text:style-name="Standard"><text:span text:style-name="T9">Táválumos suijâ kondom haškânmân lii liijkás stuorrâ sreevâ mii čuácá kondomân talle ko ij kevttuu tuárvi njulčásmittemvuoidâs. Kondomáin avžuuttuvvoo kevttiđ čáácán siäháneijee, silikonvuáđun rahtum tâi ovtâstittum njulčásmittemvuoidâs.</text:span></text:p>
      <text:p text:style-name="P17"/>
      <text:p text:style-name="P17"/>
      <text:h text:style-name="P3" text:outline-level="4"><text:span text:style-name="T15">7. Seksitaavdâ finnee táválumosávt…</text:span></text:h>
      <text:p text:style-name="P23"/>
      <text:p text:style-name="Standard"><text:span text:style-name="T9">a. ulmust, kote oro suámálâžžân</text:span></text:p>
      <text:p text:style-name="Standard"><text:span text:style-name="T9">b. ulmust, kote ij jieškin tieđe et sust lii tavdâ.</text:span></text:p>
      <text:p text:style-name="Standard"><text:span text:style-name="T9">c. säävni lavtháin tâi lakanijn</text:span></text:p>
      <text:p text:style-name="Standard"><text:span text:style-name="T9">Seksitaavdah njuámuh táválávt ulmust, kote ij jieškin tieđe, et sust lii tavdâ. Seksitavdâtestáid kannat moonnâđ ain, jis lii lamaš suoijiimettumis seksi uđđâ tâi vieres kuoimijn. Lii tehálâš tiettiđ jieijâs seksitavdâtile, vâi finnee táárbu mield olmâ tipšo, ige tieđehánnáá njuámut taavdâ ovdâskulij.</text:span></text:p>
      <text:p text:style-name="P17"/>
      <text:h text:style-name="P3" text:outline-level="4"><text:span text:style-name="T15">8. Maht klamydia testajuvvoo?</text:span></text:h>
      <text:p text:style-name="P23"/>
      <text:p text:style-name="Standard"><text:span text:style-name="T9">a. Testamtääpi lii kiddâ tast, maggaar seksi lii lamaš.</text:span></text:p>
      <text:p text:style-name="Standard"><text:soft-page-break/><text:span text:style-name="T9">b. Monâmáin vorrâiskosân.</text:span></text:p>
      <text:p text:style-name="Standard"><text:span text:style-name="T9">c. Ain cissâčáittusáin.</text:span></text:p>
      <text:p text:style-name="P17"/>
      <text:p text:style-name="Standard"><text:span text:style-name="T9">Klamydia já tippur šaddeh bakteerijn já tovâtteh páihálii infektio. Čáittuseh váldojeh seksitaavij miäldásávt jo-uv cissâčáittusáin tâi väldimáin čáittus pottârääigist, njiälust tâi iämáduvâst.</text:span></text:p>
      <text:p text:style-name="P17"/>
      <text:h text:style-name="P3" text:outline-level="4"><text:span text:style-name="T15">9. Maht klamydia tipšoo?</text:span></text:h>
      <text:p text:style-name="P23"/>
      <text:p text:style-name="Standard"><text:span text:style-name="T9">a. Merikooskâi posâdâtmáin.</text:span></text:p>
      <text:p text:style-name="Standard"><text:span text:style-name="T9">b. Klamydia ij pyevti tipšođ.</text:span></text:p>
      <text:p text:style-name="Standard"><text:span text:style-name="T9">c. Antibiotijguin.</text:span></text:p>
      <text:p text:style-name="P17"/>
      <text:p text:style-name="Standard"><text:span text:style-name="T9">Klamydia lii bakteerijn šoddâm seksitavdâ, mon puáhtá tipšođ antibiottalkkâsijguin. Majetärhistem tábáhtuvá suullân mánuppaje maŋa tipšoost, mon ääigi visásmittoo, et tipšo lii pastam bakteerân. Seksikyeimi kolgâččij meid tipšuđ siämmáá ääigi.</text:span></text:p>
      <text:p text:style-name="P17"/>
      <text:h text:style-name="P3" text:outline-level="4"><text:span text:style-name="T15">10. Kost piäsá seksitavdâtestáid?</text:span></text:h>
      <text:p text:style-name="P23"/>
      <text:p text:style-name="Standard"><text:span text:style-name="T9">a. Jieijâs tiervâsvuotâsajattuvâst.</text:span></text:p>
      <text:p text:style-name="Standard"><text:span text:style-name="T9">b. Škovlâtiervâsvuođâtipšoo kulen.</text:span></text:p>
      <text:p text:style-name="P17"/>
      <text:p text:style-name="Standard"><text:span text:style-name="T9">Seksitavdâtestáid puáhtá moonnâđ jieijâs tiervâsvuotâkuávdážân, suhâpelitaavdâi poliklinikan tâi škovlâ- já uáppeetiervâsvuotâtiipšon. Seksitaavdâi testam lii täin soojijn mávsuttem.</text:span></text:p>
      <text:p text:style-name="P17"/>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fi" fo:country="FI"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4" style:display-name="Heading 4" style:family="paragraph" style:parent-style-name="Standard" style:default-outline-level="4"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fi" style:country-asian="FI" style:font-weight-asian="bold" style:font-name-complex="Times New Roman1" style:font-family-complex="'Times New Roman'" style:font-family-generic-complex="system" style:font-pitch-complex="variable" style:font-size-complex="12pt" style:font-weight-complex="bold"/>
    </style:style>
    <style:style style:name="wq_5f_questionexplanationtext" style:display-name="wq_questionexplanation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i" style:country-asian="FI"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Otsikko_20_4_20_Char" style:display-name="Otsikko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fi" style:country-asian="FI" style:font-weight-asian="bold" style:font-name-complex="Times New Roman1" style:font-family-complex="'Times New Roman'" style:font-family-generic-complex="system" style:font-pitch-complex="variable" style:font-size-complex="12pt" style:font-weight-complex="bold"/>
    </style:style>
    <style:style style:name="Otsikko_20_1_20_Char" style:display-name="Otsikko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Seliteteksti_20_Char" style:display-name="Seliteteksti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lli-Marja Hetta</meta:initial-creator>
    <dc:creator>Petter Morottaja</dc:creator>
    <meta:editing-cycles>27</meta:editing-cycles>
    <meta:creation-date>2020-09-30T18:28:00</meta:creation-date>
    <dc:date>2020-10-07T12:56:00</dc:date>
    <meta:editing-duration>PT8H17M</meta:editing-duration>
    <meta:generator>LibreOffice/6.4.6.2$Linux_X86_64 LibreOffice_project/40$Build-2</meta:generator>
    <meta:document-statistic meta:table-count="0" meta:image-count="0" meta:object-count="0" meta:page-count="25" meta:paragraph-count="329" meta:word-count="2389" meta:character-count="17344" meta:non-whitespace-character-count="152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